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7.628cm" fo:margin-left="-0.053cm" fo:margin-top="0cm" fo:margin-bottom="0cm" table:align="left" style:writing-mode="page"/>
    </style:style>
    <style:style style:name="Tabla1.A" style:family="table-column">
      <style:table-column-properties style:column-width="3.761cm"/>
    </style:style>
    <style:style style:name="Tabla1.B" style:family="table-column">
      <style:table-column-properties style:column-width="13.506cm"/>
    </style:style>
    <style:style style:name="Tabla1.C" style:family="table-column">
      <style:table-column-properties style:column-width="10.359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0876cc"/>
    </style:style>
    <style:style style:name="P2" style:family="paragraph" style:parent-style-name="Standard">
      <style:text-properties officeooo:rsid="000876cc"/>
    </style:style>
    <style:style style:name="P3" style:family="paragraph" style:parent-style-name="Standard">
      <style:text-properties officeooo:paragraph-rsid="000876cc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center" style:justify-single-word="false">
        <style:tab-stops/>
      </style:paragraph-properties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876cc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3bf6" style:font-weight-asian="bold" style:font-weight-complex="bold"/>
    </style:style>
    <style:style style:name="T5" style:family="text">
      <style:text-properties fo:font-weight="bold" officeooo:rsid="00004407" style:font-weight-asian="bold" style:font-weight-complex="bold"/>
    </style:style>
    <style:style style:name="T6" style:family="text">
      <style:text-properties fo:font-weight="bold" officeooo:rsid="0004da8e" style:font-weight-asian="bold" style:font-weight-complex="bold"/>
    </style:style>
    <style:style style:name="T7" style:family="text">
      <style:text-properties fo:font-weight="bold" officeooo:rsid="000876cc" style:font-weight-asian="bold" style:font-weight-complex="bold"/>
    </style:style>
    <style:style style:name="T8" style:family="text">
      <style:text-properties officeooo:rsid="000876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P1"><text:span text:style-name="T3">Appendix </text:span><text:span text:style-name="T7">20.</text:span><text:span text:style-name="T8"> </text:span><text:span text:style-name="T4">Set of genes that reach their maximum level of expression at ZT</text:span><text:span text:style-name="T7">8</text:span><text:span text:style-name="T4"> in </text:span><text:span text:style-name="T6">S</text:span><text:span text:style-name="T4">D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><text:span text:style-name="T2">G</text:span><text:span text:style-name="T1">eneID</text:span></text:p>
          </table:table-cell>
          <table:table-cell table:style-name="Tabla1.B1" office:value-type="string">
            <text:p text:style-name="P4"><text:span text:style-name="T2">A</text:span><text:span text:style-name="T1">nnotation</text:span>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00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00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00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0090</text:p>
          </table:table-cell>
          <table:table-cell table:style-name="Tabla1.B2" office:value-type="string">
            <text:p text:style-name="P4"><text:s/>Ribonucleotide reductase R1 subunit, N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0270</text:p>
          </table:table-cell>
          <table:table-cell table:style-name="Tabla1.B2" office:value-type="string">
            <text:p text:style-name="P4"><text:s/>Peptidyl-prolyl cis-trans isomerase, FKBP-type,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0310</text:p>
          </table:table-cell>
          <table:table-cell table:style-name="Tabla1.B2" office:value-type="string">
            <text:p text:style-name="P4"><text:s/>Putative S-adenosyl-L-methionine-dependent methyltransferase MidA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03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0390</text:p>
          </table:table-cell>
          <table:table-cell table:style-name="Tabla1.B2" office:value-type="string">
            <text:p text:style-name="P4"><text:s/>DNA/pantothenate metabolism flavoprotein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0400</text:p>
          </table:table-cell>
          <table:table-cell table:style-name="Tabla1.B2" office:value-type="string">
            <text:p text:style-name="P4"><text:s/>26S proteasome regulatory subunit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0470</text:p>
          </table:table-cell>
          <table:table-cell table:style-name="Tabla1.B2" office:value-type="string">
            <text:p text:style-name="P4"><text:s/>Nicotinamide N-methyltransferase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0490</text:p>
          </table:table-cell>
          <table:table-cell table:style-name="Tabla1.B2" office:value-type="string">
            <text:p text:style-name="P4"><text:s/>Cyanobacterial aminoacyl-tRNA synthetase, CAAD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0610</text:p>
          </table:table-cell>
          <table:table-cell table:style-name="Tabla1.B2" office:value-type="string">
            <text:p text:style-name="P4"><text:s/>Lipase, GDS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0630</text:p>
          </table:table-cell>
          <table:table-cell table:style-name="Tabla1.B2" office:value-type="string">
            <text:p text:style-name="P4"><text:s/>ATPase, AFG1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0680</text:p>
          </table:table-cell>
          <table:table-cell table:style-name="Tabla1.B2" office:value-type="string">
            <text:p text:style-name="P4"><text:s/>Protein prenyltransferase, alpha subuni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0690</text:p>
          </table:table-cell>
          <table:table-cell table:style-name="Tabla1.B2" office:value-type="string">
            <text:p text:style-name="P4"><text:s/>Concanavalin A-like lectin/glucanases superfamily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0750</text:p>
          </table:table-cell>
          <table:table-cell table:style-name="Tabla1.B2" office:value-type="string">
            <text:p text:style-name="P4"><text:s/>Molybdenum cofactor biosynthesis, MoeB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0800</text:p>
          </table:table-cell>
          <table:table-cell table:style-name="Tabla1.B2" office:value-type="string">
            <text:p text:style-name="P4"><text:s/>Short-chain dehydrogenase/reductase SD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0850</text:p>
          </table:table-cell>
          <table:table-cell table:style-name="Tabla1.B2" office:value-type="string">
            <text:p text:style-name="P4"><text:s/>Lamin Tail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1000</text:p>
          </table:table-cell>
          <table:table-cell table:style-name="Tabla1.B2" office:value-type="string">
            <text:p text:style-name="P4"><text:s/>Tetratricopeptide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1050</text:p>
          </table:table-cell>
          <table:table-cell table:style-name="Tabla1.B2" office:value-type="string">
            <text:p text:style-name="P4"><text:s/>Non-structural maintenance of chromosome element 4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1070</text:p>
          </table:table-cell>
          <table:table-cell table:style-name="Tabla1.B2" office:value-type="string">
            <text:p text:style-name="P4"><text:s/>TRAM/LAG1/CLN8 homology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1130</text:p>
          </table:table-cell>
          <table:table-cell table:style-name="Tabla1.B2" office:value-type="string">
            <text:p text:style-name="P4"><text:s/>Lipase, class 3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1140</text:p>
          </table:table-cell>
          <table:table-cell table:style-name="Tabla1.B2" office:value-type="string">
            <text:p text:style-name="P4"><text:s/>ARP2/3 complex, 20kDa subunit P20-Arc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1170</text:p>
          </table:table-cell>
          <table:table-cell table:style-name="Tabla1.B2" office:value-type="string">
            <text:p text:style-name="P4"><text:s/>SAP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12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13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1450</text:p>
          </table:table-cell>
          <table:table-cell table:style-name="Tabla1.B2" office:value-type="string">
            <text:p text:style-name="P4"><text:s/>Aspartate kinase, conserved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16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1640</text:p>
          </table:table-cell>
          <table:table-cell table:style-name="Tabla1.B2" office:value-type="string">
            <text:p text:style-name="P4"><text:s/>Ovarian tumour, otub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1650</text:p>
          </table:table-cell>
          <table:table-cell table:style-name="Tabla1.B2" office:value-type="string">
            <text:p text:style-name="P4"><text:s/>Major facilitator superfamily domain, general substrate transport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1880</text:p>
          </table:table-cell>
          <table:table-cell table:style-name="Tabla1.B2" office:value-type="string">
            <text:p text:style-name="P4"><text:s/>Chromosome segregation protein Spc25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19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01g01950</text:p>
          </table:table-cell>
          <table:table-cell table:style-name="Tabla1.B2" office:value-type="string">
            <text:p text:style-name="P4"><text:s/>Nucleotide-binding, alpha-beta plai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196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197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2010</text:p>
          </table:table-cell>
          <table:table-cell table:style-name="Tabla1.B2" office:value-type="string">
            <text:p text:style-name="P4"><text:s/>Protein phosphatase 2C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2050</text:p>
          </table:table-cell>
          <table:table-cell table:style-name="Tabla1.B2" office:value-type="string">
            <text:p text:style-name="P4"><text:s/>Endoplasmic reticulum vesicle transporter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2130</text:p>
          </table:table-cell>
          <table:table-cell table:style-name="Tabla1.B2" office:value-type="string">
            <text:p text:style-name="P4"><text:s/>HNH endonucle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2210</text:p>
          </table:table-cell>
          <table:table-cell table:style-name="Tabla1.B2" office:value-type="string">
            <text:p text:style-name="P4"><text:s/>Beta tubulin, autoregulation binding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22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2240</text:p>
          </table:table-cell>
          <table:table-cell table:style-name="Tabla1.B2" office:value-type="string">
            <text:p text:style-name="P4"><text:s/>26S proteasome non-ATPase regulatory subunit 5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2270</text:p>
          </table:table-cell>
          <table:table-cell table:style-name="Tabla1.B2" office:value-type="string">
            <text:p text:style-name="P4"><text:s/>Actin-related protein 3 Arp3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2370</text:p>
          </table:table-cell>
          <table:table-cell table:style-name="Tabla1.B2" office:value-type="string">
            <text:p text:style-name="P4"><text:s/>Vacuolar protein sorting-associated protein 26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243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2470</text:p>
          </table:table-cell>
          <table:table-cell table:style-name="Tabla1.B2" office:value-type="string">
            <text:p text:style-name="P4"><text:s/>Mitochondrial substrate/solute carri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2530</text:p>
          </table:table-cell>
          <table:table-cell table:style-name="Tabla1.B2" office:value-type="string">
            <text:p text:style-name="P4"><text:s/>Protein of unknown function DUF81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2580</text:p>
          </table:table-cell>
          <table:table-cell table:style-name="Tabla1.B2" office:value-type="string">
            <text:p text:style-name="P4"><text:s/>DNA replication licensing factor Mcm6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2610</text:p>
          </table:table-cell>
          <table:table-cell table:style-name="Tabla1.B2" office:value-type="string">
            <text:p text:style-name="P4"><text:s/>Mini-chromosome maintenance complex-binding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2640</text:p>
          </table:table-cell>
          <table:table-cell table:style-name="Tabla1.B2" office:value-type="string">
            <text:p text:style-name="P4"><text:s/>Class II glutamine amidotransferase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266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2760</text:p>
          </table:table-cell>
          <table:table-cell table:style-name="Tabla1.B2" office:value-type="string">
            <text:p text:style-name="P4"><text:s/>Carbohydrate binding module family 20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2840</text:p>
          </table:table-cell>
          <table:table-cell table:style-name="Tabla1.B2" office:value-type="string">
            <text:p text:style-name="P4"><text:s/>Glutathione S-transferase, N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2910</text:p>
          </table:table-cell>
          <table:table-cell table:style-name="Tabla1.B2" office:value-type="string">
            <text:p text:style-name="P4"><text:s/>Ubinuclein/Yemanucl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3180</text:p>
          </table:table-cell>
          <table:table-cell table:style-name="Tabla1.B2" office:value-type="string">
            <text:p text:style-name="P4"><text:s/>YjeF N-terminal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3200</text:p>
          </table:table-cell>
          <table:table-cell table:style-name="Tabla1.B2" office:value-type="string">
            <text:p text:style-name="P4"><text:s/>Six-bladed beta-propeller, TolB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3250</text:p>
          </table:table-cell>
          <table:table-cell table:style-name="Tabla1.B2" office:value-type="string">
            <text:p text:style-name="P4"><text:s/>EF-Hand 1, calcium-binding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3410</text:p>
          </table:table-cell>
          <table:table-cell table:style-name="Tabla1.B2" office:value-type="string">
            <text:p text:style-name="P4"><text:s/>UBA/THIF-type NAD/FAD binding 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3530</text:p>
          </table:table-cell>
          <table:table-cell table:style-name="Tabla1.B2" office:value-type="string">
            <text:p text:style-name="P4"><text:s/>Mitochondrial substrate/solute carri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3580</text:p>
          </table:table-cell>
          <table:table-cell table:style-name="Tabla1.B2" office:value-type="string">
            <text:p text:style-name="P4"><text:s/>Nucleotide-binding, alpha-beta plai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3600</text:p>
          </table:table-cell>
          <table:table-cell table:style-name="Tabla1.B2" office:value-type="string">
            <text:p text:style-name="P4"><text:s/>Glutamine amidotransf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3610</text:p>
          </table:table-cell>
          <table:table-cell table:style-name="Tabla1.B2" office:value-type="string">
            <text:p text:style-name="P4"><text:s/>Immunoglobulin-like 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3660</text:p>
          </table:table-cell>
          <table:table-cell table:style-name="Tabla1.B2" office:value-type="string">
            <text:p text:style-name="P4"><text:s/>Metridin-like ShK tox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3680</text:p>
          </table:table-cell>
          <table:table-cell table:style-name="Tabla1.B2" office:value-type="string">
            <text:p text:style-name="P4"><text:s/>DHBP synthase RibB-like alpha/beta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3800</text:p>
          </table:table-cell>
          <table:table-cell table:style-name="Tabla1.B2" office:value-type="string">
            <text:p text:style-name="P4"><text:s/>CAP Gly-rich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3810</text:p>
          </table:table-cell>
          <table:table-cell table:style-name="Tabla1.B2" office:value-type="string">
            <text:p text:style-name="P4"><text:s/>Glycerol-3-phosphate dehydrogenase, NAD-dependen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38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01g03890</text:p>
          </table:table-cell>
          <table:table-cell table:style-name="Tabla1.B2" office:value-type="string">
            <text:p text:style-name="P4"><text:s/>Histone cor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3900</text:p>
          </table:table-cell>
          <table:table-cell table:style-name="Tabla1.B2" office:value-type="string">
            <text:p text:style-name="P4"><text:s/>Pre-mRNA-splicing factor 38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4200</text:p>
          </table:table-cell>
          <table:table-cell table:style-name="Tabla1.B2" office:value-type="string">
            <text:p text:style-name="P4"><text:s/>Preprotein translocase Sec, Sec61-beta subuni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4275</text:p>
          </table:table-cell>
          <table:table-cell table:style-name="Tabla1.B2" office:value-type="string">
            <text:p text:style-name="P4"><text:s/>Sybindin-like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4310</text:p>
          </table:table-cell>
          <table:table-cell table:style-name="Tabla1.B2" office:value-type="string">
            <text:p text:style-name="P4"><text:s/>Taxilin family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44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45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451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4580</text:p>
          </table:table-cell>
          <table:table-cell table:style-name="Tabla1.B2" office:value-type="string">
            <text:p text:style-name="P4"><text:s/>Amino acid transporter, transmembran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4610</text:p>
          </table:table-cell>
          <table:table-cell table:style-name="Tabla1.B2" office:value-type="string">
            <text:p text:style-name="P4"><text:s/>Chromatin assembly factor 1 subunit A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4700</text:p>
          </table:table-cell>
          <table:table-cell table:style-name="Tabla1.B2" office:value-type="string">
            <text:p text:style-name="P4"><text:s/>ENTH/VHS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4740</text:p>
          </table:table-cell>
          <table:table-cell table:style-name="Tabla1.B2" office:value-type="string">
            <text:p text:style-name="P4"><text:s/>Helix-hairpin-helix motif, class 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47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4790</text:p>
          </table:table-cell>
          <table:table-cell table:style-name="Tabla1.B2" office:value-type="string">
            <text:p text:style-name="P4"><text:s/>STAG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48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4880</text:p>
          </table:table-cell>
          <table:table-cell table:style-name="Tabla1.B2" office:value-type="string">
            <text:p text:style-name="P4"><text:s/>Small nuclear RNA activating complex SNAPc, subunit SNAP43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4890</text:p>
          </table:table-cell>
          <table:table-cell table:style-name="Tabla1.B2" office:value-type="string">
            <text:p text:style-name="P4"><text:s/>JmjC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5010</text:p>
          </table:table-cell>
          <table:table-cell table:style-name="Tabla1.B2" office:value-type="string">
            <text:p text:style-name="P4"><text:s/>DNA/RNA non-specific endonuclease, active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5080</text:p>
          </table:table-cell>
          <table:table-cell table:style-name="Tabla1.B2" office:value-type="string">
            <text:p text:style-name="P4"><text:s/>Metridin-like ShK tox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5090</text:p>
          </table:table-cell>
          <table:table-cell table:style-name="Tabla1.B2" office:value-type="string">
            <text:p text:style-name="P4"><text:s/>Diacylglycerol kinase, catalytic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5150</text:p>
          </table:table-cell>
          <table:table-cell table:style-name="Tabla1.B2" office:value-type="string">
            <text:p text:style-name="P4"><text:s/>HCaRG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5200</text:p>
          </table:table-cell>
          <table:table-cell table:style-name="Tabla1.B2" office:value-type="string">
            <text:p text:style-name="P4"><text:s/>Primosome PriB/single-strand DNA-binding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52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5330</text:p>
          </table:table-cell>
          <table:table-cell table:style-name="Tabla1.B2" office:value-type="string">
            <text:p text:style-name="P4"><text:s/>Protein of unknown function DUF1674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5440</text:p>
          </table:table-cell>
          <table:table-cell table:style-name="Tabla1.B2" office:value-type="string">
            <text:p text:style-name="P4"><text:s/>Armadillo-type 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5450</text:p>
          </table:table-cell>
          <table:table-cell table:style-name="Tabla1.B2" office:value-type="string">
            <text:p text:style-name="P4"><text:s/>Protein of unknown function DUF284, transmembrane eukaryotic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5630</text:p>
          </table:table-cell>
          <table:table-cell table:style-name="Tabla1.B2" office:value-type="string">
            <text:p text:style-name="P4"><text:s/>Helicase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57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5750</text:p>
          </table:table-cell>
          <table:table-cell table:style-name="Tabla1.B2" office:value-type="string">
            <text:p text:style-name="P4"><text:s/>Mpv17/PMP2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5800</text:p>
          </table:table-cell>
          <table:table-cell table:style-name="Tabla1.B2" office:value-type="string">
            <text:p text:style-name="P4"><text:s/>Frizzled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5810</text:p>
          </table:table-cell>
          <table:table-cell table:style-name="Tabla1.B2" office:value-type="string">
            <text:p text:style-name="P4"><text:s/>Frizzled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5820</text:p>
          </table:table-cell>
          <table:table-cell table:style-name="Tabla1.B2" office:value-type="string">
            <text:p text:style-name="P4"><text:s/>Micro-fibrillar-associated protein 1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586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5920</text:p>
          </table:table-cell>
          <table:table-cell table:style-name="Tabla1.B2" office:value-type="string">
            <text:p text:style-name="P4"><text:s/>Thymidylate synthase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01g06050</text:p>
          </table:table-cell>
          <table:table-cell table:style-name="Tabla1.B2" office:value-type="string">
            <text:p text:style-name="P4"><text:s/>SANT/Myb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6100</text:p>
          </table:table-cell>
          <table:table-cell table:style-name="Tabla1.B2" office:value-type="string">
            <text:p text:style-name="P4"><text:s/>CidB/LrgB family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62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6330</text:p>
          </table:table-cell>
          <table:table-cell table:style-name="Tabla1.B2" office:value-type="string">
            <text:p text:style-name="P4"><text:s/>RecF/RecN/SMC, N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64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64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6450</text:p>
          </table:table-cell>
          <table:table-cell table:style-name="Tabla1.B2" office:value-type="string">
            <text:p text:style-name="P4"><text:s/>Lipase, class 3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6540</text:p>
          </table:table-cell>
          <table:table-cell table:style-name="Tabla1.B2" office:value-type="string">
            <text:p text:style-name="P4"><text:s/>EF-Hand 1, calcium-binding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6545</text:p>
          </table:table-cell>
          <table:table-cell table:style-name="Tabla1.B2" office:value-type="string">
            <text:p text:style-name="P4"><text:s/>hypothetical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65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1g0659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0100</text:p>
          </table:table-cell>
          <table:table-cell table:style-name="Tabla1.B2" office:value-type="string">
            <text:p text:style-name="P4"><text:s/>Histone cor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02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04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08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09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1180</text:p>
          </table:table-cell>
          <table:table-cell table:style-name="Tabla1.B2" office:value-type="string">
            <text:p text:style-name="P4"><text:s/>Endonuclease/exonuclease/phosphat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1245</text:p>
          </table:table-cell>
          <table:table-cell table:style-name="Tabla1.B2" office:value-type="string">
            <text:p text:style-name="P4"><text:s/>Transposase, Tc1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1247</text:p>
          </table:table-cell>
          <table:table-cell table:style-name="Tabla1.B2" office:value-type="string">
            <text:p text:style-name="P4"><text:s/>Transposase, Tc1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16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1890</text:p>
          </table:table-cell>
          <table:table-cell table:style-name="Tabla1.B2" office:value-type="string">
            <text:p text:style-name="P4"><text:s/>Vesicle transport protein, SFT2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2140</text:p>
          </table:table-cell>
          <table:table-cell table:style-name="Tabla1.B2" office:value-type="string">
            <text:p text:style-name="P4"><text:s/>Zinc finger, PHD-fing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2150</text:p>
          </table:table-cell>
          <table:table-cell table:style-name="Tabla1.B2" office:value-type="string">
            <text:p text:style-name="P4"><text:s/>RmlC-like jelly roll 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2890</text:p>
          </table:table-cell>
          <table:table-cell table:style-name="Tabla1.B2" office:value-type="string">
            <text:p text:style-name="P4"><text:s/>TMS membrane protein/tumour differentially expressed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2930</text:p>
          </table:table-cell>
          <table:table-cell table:style-name="Tabla1.B2" office:value-type="string">
            <text:p text:style-name="P4"><text:s/>Zinc finger, CCCH-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30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30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3080</text:p>
          </table:table-cell>
          <table:table-cell table:style-name="Tabla1.B2" office:value-type="string">
            <text:p text:style-name="P4"><text:s/>M-phase inducer phosphat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33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3340</text:p>
          </table:table-cell>
          <table:table-cell table:style-name="Tabla1.B2" office:value-type="string">
            <text:p text:style-name="P4"><text:s/>Histone RNA stem-loop-binding protein SLBP1/SLBP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3430</text:p>
          </table:table-cell>
          <table:table-cell table:style-name="Tabla1.B2" office:value-type="string">
            <text:p text:style-name="P4"><text:s/>DNA-directed DNA polymerase, family B, pol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3450</text:p>
          </table:table-cell>
          <table:table-cell table:style-name="Tabla1.B2" office:value-type="string">
            <text:p text:style-name="P4"><text:s/>WD40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3470</text:p>
          </table:table-cell>
          <table:table-cell table:style-name="Tabla1.B2" office:value-type="string">
            <text:p text:style-name="P4"><text:s/>Anaphase-promoting complex subunit 4 long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3490</text:p>
          </table:table-cell>
          <table:table-cell table:style-name="Tabla1.B2" office:value-type="string">
            <text:p text:style-name="P4"><text:s/>Armadillo-type fold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02g03500</text:p>
          </table:table-cell>
          <table:table-cell table:style-name="Tabla1.B2" office:value-type="string">
            <text:p text:style-name="P4"><text:s/>Translation elongation/initiation factor/Ribosomal, beta-barre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3550</text:p>
          </table:table-cell>
          <table:table-cell table:style-name="Tabla1.B2" office:value-type="string">
            <text:p text:style-name="P4"><text:s/>ATP-NAD kinase, PpnK-type, all-beta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3660</text:p>
          </table:table-cell>
          <table:table-cell table:style-name="Tabla1.B2" office:value-type="string">
            <text:p text:style-name="P4"><text:s/>Protein-S-isoprenylcysteine O-methyltransf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3700</text:p>
          </table:table-cell>
          <table:table-cell table:style-name="Tabla1.B2" office:value-type="string">
            <text:p text:style-name="P4"><text:s/>Beta-lactamase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3770</text:p>
          </table:table-cell>
          <table:table-cell table:style-name="Tabla1.B2" office:value-type="string">
            <text:p text:style-name="P4"><text:s/>SNF2-relate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3780</text:p>
          </table:table-cell>
          <table:table-cell table:style-name="Tabla1.B2" office:value-type="string">
            <text:p text:style-name="P4"><text:s/>Serine/threonine-protein kinase, active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388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3910</text:p>
          </table:table-cell>
          <table:table-cell table:style-name="Tabla1.B2" office:value-type="string">
            <text:p text:style-name="P4"><text:s/>Armadillo-type 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3950</text:p>
          </table:table-cell>
          <table:table-cell table:style-name="Tabla1.B2" office:value-type="string">
            <text:p text:style-name="P4"><text:s/>F-box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42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4340</text:p>
          </table:table-cell>
          <table:table-cell table:style-name="Tabla1.B2" office:value-type="string">
            <text:p text:style-name="P4"><text:s/>Short-chain dehydrogenase/reductase SD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4500</text:p>
          </table:table-cell>
          <table:table-cell table:style-name="Tabla1.B2" office:value-type="string">
            <text:p text:style-name="P4"><text:s/>Mitochondrial substrate/solute carri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4550</text:p>
          </table:table-cell>
          <table:table-cell table:style-name="Tabla1.B2" office:value-type="string">
            <text:p text:style-name="P4"><text:s/>Patatin/Phospholipase A2-relate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47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47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4800</text:p>
          </table:table-cell>
          <table:table-cell table:style-name="Tabla1.B2" office:value-type="string">
            <text:p text:style-name="P4"><text:s/>Chlorophyll A-B binding protein, plan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4910</text:p>
          </table:table-cell>
          <table:table-cell table:style-name="Tabla1.B2" office:value-type="string">
            <text:p text:style-name="P4"><text:s/>Peroxisome assembly protein 1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4950</text:p>
          </table:table-cell>
          <table:table-cell table:style-name="Tabla1.B2" office:value-type="string">
            <text:p text:style-name="P4"><text:s/>Transcription factor IIS, N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50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5060</text:p>
          </table:table-cell>
          <table:table-cell table:style-name="Tabla1.B2" office:value-type="string">
            <text:p text:style-name="P4"><text:s/>Glycoside hydrolase, family 13, N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5080</text:p>
          </table:table-cell>
          <table:table-cell table:style-name="Tabla1.B2" office:value-type="string">
            <text:p text:style-name="P4"><text:s/>mRNA capping enzym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5100</text:p>
          </table:table-cell>
          <table:table-cell table:style-name="Tabla1.B2" office:value-type="string">
            <text:p text:style-name="P4"><text:s/>Uracil-5-methyltransferase n/a <text:s/>Uracil-5-methyltransf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5105</text:p>
          </table:table-cell>
          <table:table-cell table:style-name="Tabla1.B2" office:value-type="string">
            <text:p text:style-name="P4"><text:s/>hypothetical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5110</text:p>
          </table:table-cell>
          <table:table-cell table:style-name="Tabla1.B2" office:value-type="string">
            <text:p text:style-name="P4"><text:s/>Zinc finger, DPH-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5120</text:p>
          </table:table-cell>
          <table:table-cell table:style-name="Tabla1.B2" office:value-type="string">
            <text:p text:style-name="P4"><text:s/>Oxidoreductase-like, N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5240</text:p>
          </table:table-cell>
          <table:table-cell table:style-name="Tabla1.B2" office:value-type="string">
            <text:p text:style-name="P4"><text:s/>Structure-specific recognition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526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5270</text:p>
          </table:table-cell>
          <table:table-cell table:style-name="Tabla1.B2" office:value-type="string">
            <text:p text:style-name="P4"><text:s/>Protein of unknown function DUF1517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2g053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01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0160</text:p>
          </table:table-cell>
          <table:table-cell table:style-name="Tabla1.B2" office:value-type="string">
            <text:p text:style-name="P4"><text:s/>NADP-dependent oxidoreductase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0180</text:p>
          </table:table-cell>
          <table:table-cell table:style-name="Tabla1.B2" office:value-type="string">
            <text:p text:style-name="P4"><text:s/>Lactate dehydrogenase/glycoside hydrolase, family 4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0290</text:p>
          </table:table-cell>
          <table:table-cell table:style-name="Tabla1.B2" office:value-type="string">
            <text:p text:style-name="P4"><text:s/>Arfaptin homology AH domain/BAR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0330</text:p>
          </table:table-cell>
          <table:table-cell table:style-name="Tabla1.B2" office:value-type="string">
            <text:p text:style-name="P4"><text:s/>Donson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03g004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0460</text:p>
          </table:table-cell>
          <table:table-cell table:style-name="Tabla1.B2" office:value-type="string">
            <text:p text:style-name="P4"><text:s/>Janus/Ocnus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047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0510</text:p>
          </table:table-cell>
          <table:table-cell table:style-name="Tabla1.B2" office:value-type="string">
            <text:p text:style-name="P4"><text:s/>BCCT transporter family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056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06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0610</text:p>
          </table:table-cell>
          <table:table-cell table:style-name="Tabla1.B2" office:value-type="string">
            <text:p text:style-name="P4"><text:s/>3-oxo-5-alpha-steroid 4-dehydrogenase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0750</text:p>
          </table:table-cell>
          <table:table-cell table:style-name="Tabla1.B2" office:value-type="string">
            <text:p text:style-name="P4"><text:s/>Rubisco LS methyltransferase, substrate-binding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0800</text:p>
          </table:table-cell>
          <table:table-cell table:style-name="Tabla1.B2" office:value-type="string">
            <text:p text:style-name="P4"><text:s/>Thioesterase superfamily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0950</text:p>
          </table:table-cell>
          <table:table-cell table:style-name="Tabla1.B2" office:value-type="string">
            <text:p text:style-name="P4"><text:s/>Protein of unknown function DUF2838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1190</text:p>
          </table:table-cell>
          <table:table-cell table:style-name="Tabla1.B2" office:value-type="string">
            <text:p text:style-name="P4"><text:s/>K Homology domain, type 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13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13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1420</text:p>
          </table:table-cell>
          <table:table-cell table:style-name="Tabla1.B2" office:value-type="string">
            <text:p text:style-name="P4"><text:s/>hypothetical protein n/a <text:s/>unnamed product n/a 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1470</text:p>
          </table:table-cell>
          <table:table-cell table:style-name="Tabla1.B2" office:value-type="string">
            <text:p text:style-name="P4"><text:s/>Chaperonin TCP-1, conserved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1520</text:p>
          </table:table-cell>
          <table:table-cell table:style-name="Tabla1.B2" office:value-type="string">
            <text:p text:style-name="P4"><text:s/>Mpv17/PMP2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15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1710</text:p>
          </table:table-cell>
          <table:table-cell table:style-name="Tabla1.B2" office:value-type="string">
            <text:p text:style-name="P4"><text:s/>Triose-phosphate transporter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1890</text:p>
          </table:table-cell>
          <table:table-cell table:style-name="Tabla1.B2" office:value-type="string">
            <text:p text:style-name="P4"><text:s/>Phosphatidylinositol 3/4-kinase, conserved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1900</text:p>
          </table:table-cell>
          <table:table-cell table:style-name="Tabla1.B2" office:value-type="string">
            <text:p text:style-name="P4"><text:s/>Zinc finger, RING/FYVE/PHD-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1920</text:p>
          </table:table-cell>
          <table:table-cell table:style-name="Tabla1.B2" office:value-type="string">
            <text:p text:style-name="P4"><text:s/>Thioredoxin-like 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1930</text:p>
          </table:table-cell>
          <table:table-cell table:style-name="Tabla1.B2" office:value-type="string">
            <text:p text:style-name="P4"><text:s/>DnaJ domain, conserved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2140</text:p>
          </table:table-cell>
          <table:table-cell table:style-name="Tabla1.B2" office:value-type="string">
            <text:p text:style-name="P4"><text:s/>Ubiquitin supergroup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2400</text:p>
          </table:table-cell>
          <table:table-cell table:style-name="Tabla1.B2" office:value-type="string">
            <text:p text:style-name="P4"><text:s/>Kinetochore protein Nuf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2490</text:p>
          </table:table-cell>
          <table:table-cell table:style-name="Tabla1.B2" office:value-type="string">
            <text:p text:style-name="P4"><text:s/>Apc13p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2500</text:p>
          </table:table-cell>
          <table:table-cell table:style-name="Tabla1.B2" office:value-type="string">
            <text:p text:style-name="P4"><text:s/>Mitochondrial substrate/solute carri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2630</text:p>
          </table:table-cell>
          <table:table-cell table:style-name="Tabla1.B2" office:value-type="string">
            <text:p text:style-name="P4"><text:s/>Exodeoxyribonuclease III xth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2640</text:p>
          </table:table-cell>
          <table:table-cell table:style-name="Tabla1.B2" office:value-type="string">
            <text:p text:style-name="P4"><text:s/>Tetratricopeptide-like helic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2760</text:p>
          </table:table-cell>
          <table:table-cell table:style-name="Tabla1.B2" office:value-type="string">
            <text:p text:style-name="P4"><text:s/>Origin recognition complex, subunit 5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2870</text:p>
          </table:table-cell>
          <table:table-cell table:style-name="Tabla1.B2" office:value-type="string">
            <text:p text:style-name="P4"><text:s/>DnaJ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29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3170</text:p>
          </table:table-cell>
          <table:table-cell table:style-name="Tabla1.B2" office:value-type="string">
            <text:p text:style-name="P4"><text:s/>PapD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33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3340</text:p>
          </table:table-cell>
          <table:table-cell table:style-name="Tabla1.B2" office:value-type="string">
            <text:p text:style-name="P4"><text:s/>Cyclophilin-type peptidyl-prolyl cis-trans isomerase, conserved site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03g03410</text:p>
          </table:table-cell>
          <table:table-cell table:style-name="Tabla1.B2" office:value-type="string">
            <text:p text:style-name="P4"><text:s/>Serine/threonine-protein kinase, active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3450</text:p>
          </table:table-cell>
          <table:table-cell table:style-name="Tabla1.B2" office:value-type="string">
            <text:p text:style-name="P4"><text:s/>HR-like lesion-induc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356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3780</text:p>
          </table:table-cell>
          <table:table-cell table:style-name="Tabla1.B2" office:value-type="string">
            <text:p text:style-name="P4"><text:s/>Structural maintenance of chromosomes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3820</text:p>
          </table:table-cell>
          <table:table-cell table:style-name="Tabla1.B2" office:value-type="string">
            <text:p text:style-name="P4"><text:s/>Isochorismatase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3830</text:p>
          </table:table-cell>
          <table:table-cell table:style-name="Tabla1.B2" office:value-type="string">
            <text:p text:style-name="P4"><text:s/>Methyltransferase type 1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39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40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4030</text:p>
          </table:table-cell>
          <table:table-cell table:style-name="Tabla1.B2" office:value-type="string">
            <text:p text:style-name="P4"><text:s/>Zinc finger, CCHC-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4040</text:p>
          </table:table-cell>
          <table:table-cell table:style-name="Tabla1.B2" office:value-type="string">
            <text:p text:style-name="P4"><text:s/>Rab-GTPase-TBC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4090</text:p>
          </table:table-cell>
          <table:table-cell table:style-name="Tabla1.B2" office:value-type="string">
            <text:p text:style-name="P4"><text:s/>Forkhead-associated FHA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4200</text:p>
          </table:table-cell>
          <table:table-cell table:style-name="Tabla1.B2" office:value-type="string">
            <text:p text:style-name="P4"><text:s/>ARP2/3 complex, 34kDa subunit p34-Arc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4220</text:p>
          </table:table-cell>
          <table:table-cell table:style-name="Tabla1.B2" office:value-type="string">
            <text:p text:style-name="P4"><text:s/>Histone acetyl transferase HAT1 N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4370</text:p>
          </table:table-cell>
          <table:table-cell table:style-name="Tabla1.B2" office:value-type="string">
            <text:p text:style-name="P4"><text:s/>BRCT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4470</text:p>
          </table:table-cell>
          <table:table-cell table:style-name="Tabla1.B2" office:value-type="string">
            <text:p text:style-name="P4"><text:s/>Concanavalin A-like lectin/glucanases superfamily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4830</text:p>
          </table:table-cell>
          <table:table-cell table:style-name="Tabla1.B2" office:value-type="string">
            <text:p text:style-name="P4"><text:s/>Microtubule-associated protein RP/EB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4890</text:p>
          </table:table-cell>
          <table:table-cell table:style-name="Tabla1.B2" office:value-type="string">
            <text:p text:style-name="P4"><text:s/>Glycosyl transferase, family 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5100</text:p>
          </table:table-cell>
          <table:table-cell table:style-name="Tabla1.B2" office:value-type="string">
            <text:p text:style-name="P4"><text:s/>DnaJ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5110</text:p>
          </table:table-cell>
          <table:table-cell table:style-name="Tabla1.B2" office:value-type="string">
            <text:p text:style-name="P4"><text:s/>Methylmalonic aciduria and homocystinuria type D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5120</text:p>
          </table:table-cell>
          <table:table-cell table:style-name="Tabla1.B2" office:value-type="string">
            <text:p text:style-name="P4"><text:s/>DNA mismatch repair protein MutS-like, N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51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5205</text:p>
          </table:table-cell>
          <table:table-cell table:style-name="Tabla1.B2" office:value-type="string">
            <text:p text:style-name="P4"><text:s/>CBS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5220</text:p>
          </table:table-cell>
          <table:table-cell table:style-name="Tabla1.B2" office:value-type="string">
            <text:p text:style-name="P4"><text:s/>Cytochrome c oxidase assembly protein PET19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5230</text:p>
          </table:table-cell>
          <table:table-cell table:style-name="Tabla1.B2" office:value-type="string">
            <text:p text:style-name="P4"><text:s/>Acyl-CoA N-acyltransf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52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53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545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5530</text:p>
          </table:table-cell>
          <table:table-cell table:style-name="Tabla1.B2" office:value-type="string">
            <text:p text:style-name="P4"><text:s/>Zinc finger, PHD-fing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5810</text:p>
          </table:table-cell>
          <table:table-cell table:style-name="Tabla1.B2" office:value-type="string">
            <text:p text:style-name="P4"><text:s/>DNA repair nuclease, XPF-type/Helic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58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5890</text:p>
          </table:table-cell>
          <table:table-cell table:style-name="Tabla1.B2" office:value-type="string">
            <text:p text:style-name="P4"><text:s/>SET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5960</text:p>
          </table:table-cell>
          <table:table-cell table:style-name="Tabla1.B2" office:value-type="string">
            <text:p text:style-name="P4"><text:s/>Derl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3g05970</text:p>
          </table:table-cell>
          <table:table-cell table:style-name="Tabla1.B2" office:value-type="string">
            <text:p text:style-name="P4"><text:s/>ATPase, vacuolar ER assembly factor, Vma1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0060</text:p>
          </table:table-cell>
          <table:table-cell table:style-name="Tabla1.B2" office:value-type="string">
            <text:p text:style-name="P4"><text:s/>Peptidase C54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04g00150</text:p>
          </table:table-cell>
          <table:table-cell table:style-name="Tabla1.B2" office:value-type="string">
            <text:p text:style-name="P4"><text:s/>P25-alpha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0170</text:p>
          </table:table-cell>
          <table:table-cell table:style-name="Tabla1.B2" office:value-type="string">
            <text:p text:style-name="P4"><text:s/>Domain of unknown function DUF410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0365</text:p>
          </table:table-cell>
          <table:table-cell table:style-name="Tabla1.B2" office:value-type="string">
            <text:p text:style-name="P4"><text:s/>Thioredoxin-like 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0410</text:p>
          </table:table-cell>
          <table:table-cell table:style-name="Tabla1.B2" office:value-type="string">
            <text:p text:style-name="P4"><text:s/>Aquaporin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0430</text:p>
          </table:table-cell>
          <table:table-cell table:style-name="Tabla1.B2" office:value-type="string">
            <text:p text:style-name="P4"><text:s/>Serine/threonine-protein kinase, active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0450</text:p>
          </table:table-cell>
          <table:table-cell table:style-name="Tabla1.B2" office:value-type="string">
            <text:p text:style-name="P4"><text:s/>Mini-chromosome maintenance, DNA-dependent ATP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046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0480</text:p>
          </table:table-cell>
          <table:table-cell table:style-name="Tabla1.B2" office:value-type="string">
            <text:p text:style-name="P4"><text:s/>DNA/RNA helicase, DEAD/DEAH box type, N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0490</text:p>
          </table:table-cell>
          <table:table-cell table:style-name="Tabla1.B2" office:value-type="string">
            <text:p text:style-name="P4"><text:s/>Zinc-finger domain of monoamine-oxidase A repressor R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05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05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0620</text:p>
          </table:table-cell>
          <table:table-cell table:style-name="Tabla1.B2" office:value-type="string">
            <text:p text:style-name="P4"><text:s/>Tetratricopeptide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0680</text:p>
          </table:table-cell>
          <table:table-cell table:style-name="Tabla1.B2" office:value-type="string">
            <text:p text:style-name="P4"><text:s/>Serine/threonine-protein kinase, active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0700</text:p>
          </table:table-cell>
          <table:table-cell table:style-name="Tabla1.B2" office:value-type="string">
            <text:p text:style-name="P4"><text:s/>DEAD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08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09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1030</text:p>
          </table:table-cell>
          <table:table-cell table:style-name="Tabla1.B2" office:value-type="string">
            <text:p text:style-name="P4"><text:s/>Iron-dependent fumarate hydrat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1080</text:p>
          </table:table-cell>
          <table:table-cell table:style-name="Tabla1.B2" office:value-type="string">
            <text:p text:style-name="P4"><text:s/>Universal stress protein A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11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11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1260</text:p>
          </table:table-cell>
          <table:table-cell table:style-name="Tabla1.B2" office:value-type="string">
            <text:p text:style-name="P4"><text:s/>Dolichol phosphate-mannose biosynthesis regulatory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1290</text:p>
          </table:table-cell>
          <table:table-cell table:style-name="Tabla1.B2" office:value-type="string">
            <text:p text:style-name="P4"><text:s/>OB-fold nucleic acid binding domain, AA-tRNA synthetase-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1300</text:p>
          </table:table-cell>
          <table:table-cell table:style-name="Tabla1.B2" office:value-type="string">
            <text:p text:style-name="P4"><text:s/>Insulin-like growth factor binding protein, N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13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1360</text:p>
          </table:table-cell>
          <table:table-cell table:style-name="Tabla1.B2" office:value-type="string">
            <text:p text:style-name="P4"><text:s/>Prp31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1420</text:p>
          </table:table-cell>
          <table:table-cell table:style-name="Tabla1.B2" office:value-type="string">
            <text:p text:style-name="P4"><text:s/>RFT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1480</text:p>
          </table:table-cell>
          <table:table-cell table:style-name="Tabla1.B2" office:value-type="string">
            <text:p text:style-name="P4"><text:s/>Ribosomal protein S5 domain 2-type fold, subgroup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1540</text:p>
          </table:table-cell>
          <table:table-cell table:style-name="Tabla1.B2" office:value-type="string">
            <text:p text:style-name="P4"><text:s/>Regulator of chromosome condensation, RCC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1550</text:p>
          </table:table-cell>
          <table:table-cell table:style-name="Tabla1.B2" office:value-type="string">
            <text:p text:style-name="P4"><text:s/>WD40/YVTN repeat-like-containing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1560</text:p>
          </table:table-cell>
          <table:table-cell table:style-name="Tabla1.B2" office:value-type="string">
            <text:p text:style-name="P4"><text:s/>DnaJ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1830</text:p>
          </table:table-cell>
          <table:table-cell table:style-name="Tabla1.B2" office:value-type="string">
            <text:p text:style-name="P4"><text:s/>Zinc finger, PHD-fing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19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1940</text:p>
          </table:table-cell>
          <table:table-cell table:style-name="Tabla1.B2" office:value-type="string">
            <text:p text:style-name="P4"><text:s/>Lipase, class 3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1990</text:p>
          </table:table-cell>
          <table:table-cell table:style-name="Tabla1.B2" office:value-type="string">
            <text:p text:style-name="P4"><text:s/>Spc97/Spc98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04g02050</text:p>
          </table:table-cell>
          <table:table-cell table:style-name="Tabla1.B2" office:value-type="string">
            <text:p text:style-name="P4"><text:s/>DNA mismatch repair protein MutS-like, N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22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22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2240</text:p>
          </table:table-cell>
          <table:table-cell table:style-name="Tabla1.B2" office:value-type="string">
            <text:p text:style-name="P4"><text:s/>Diacylglycerol kinase, catalytic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2270</text:p>
          </table:table-cell>
          <table:table-cell table:style-name="Tabla1.B2" office:value-type="string">
            <text:p text:style-name="P4"><text:s/>RmlC-like jelly roll 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2380</text:p>
          </table:table-cell>
          <table:table-cell table:style-name="Tabla1.B2" office:value-type="string">
            <text:p text:style-name="P4"><text:s/>Histone chaperone, ASF1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2400</text:p>
          </table:table-cell>
          <table:table-cell table:style-name="Tabla1.B2" office:value-type="string">
            <text:p text:style-name="P4"><text:s/>CRAL/TRIO, N-terminal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2410</text:p>
          </table:table-cell>
          <table:table-cell table:style-name="Tabla1.B2" office:value-type="string">
            <text:p text:style-name="P4"><text:s/>D123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2530</text:p>
          </table:table-cell>
          <table:table-cell table:style-name="Tabla1.B2" office:value-type="string">
            <text:p text:style-name="P4"><text:s/>NLI interacting facto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2540</text:p>
          </table:table-cell>
          <table:table-cell table:style-name="Tabla1.B2" office:value-type="string">
            <text:p text:style-name="P4"><text:s/>Molybdenum cofactor biosynthesis, MoeB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2580</text:p>
          </table:table-cell>
          <table:table-cell table:style-name="Tabla1.B2" office:value-type="string">
            <text:p text:style-name="P4"><text:s/>Cytochrome c, class IA/ IB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29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29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30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3150</text:p>
          </table:table-cell>
          <table:table-cell table:style-name="Tabla1.B2" office:value-type="string">
            <text:p text:style-name="P4"><text:s/>SWIB/MDM2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3160</text:p>
          </table:table-cell>
          <table:table-cell table:style-name="Tabla1.B2" office:value-type="string">
            <text:p text:style-name="P4"><text:s/>WD40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3300</text:p>
          </table:table-cell>
          <table:table-cell table:style-name="Tabla1.B2" office:value-type="string">
            <text:p text:style-name="P4"><text:s/>Protein of unknown function DUF788, TMEM208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3310</text:p>
          </table:table-cell>
          <table:table-cell table:style-name="Tabla1.B2" office:value-type="string">
            <text:p text:style-name="P4"><text:s/>Aromatic-ring hydroxylase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3370</text:p>
          </table:table-cell>
          <table:table-cell table:style-name="Tabla1.B2" office:value-type="string">
            <text:p text:style-name="P4"><text:s/>DnaJ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3390</text:p>
          </table:table-cell>
          <table:table-cell table:style-name="Tabla1.B2" office:value-type="string">
            <text:p text:style-name="P4"><text:s/>Immunoglobulin-like 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3530</text:p>
          </table:table-cell>
          <table:table-cell table:style-name="Tabla1.B2" office:value-type="string">
            <text:p text:style-name="P4"><text:s/>Gamma tubulin complex protein 3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372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3730</text:p>
          </table:table-cell>
          <table:table-cell table:style-name="Tabla1.B2" office:value-type="string">
            <text:p text:style-name="P4"><text:s/>Prenylated rab acceptor PRA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3760</text:p>
          </table:table-cell>
          <table:table-cell table:style-name="Tabla1.B2" office:value-type="string">
            <text:p text:style-name="P4"><text:s/>Carbon-nitrogen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3970</text:p>
          </table:table-cell>
          <table:table-cell table:style-name="Tabla1.B2" office:value-type="string">
            <text:p text:style-name="P4"><text:s/>Reactive oxygen species modulator 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4000</text:p>
          </table:table-cell>
          <table:table-cell table:style-name="Tabla1.B2" office:value-type="string">
            <text:p text:style-name="P4"><text:s/>Pyruvate phosphate dikinase, PEP/pyruvate-binding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4065</text:p>
          </table:table-cell>
          <table:table-cell table:style-name="Tabla1.B2" office:value-type="string">
            <text:p text:style-name="P4"><text:s/>Photosystem II Pbs27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4190</text:p>
          </table:table-cell>
          <table:table-cell table:style-name="Tabla1.B2" office:value-type="string">
            <text:p text:style-name="P4"><text:s/>EF-hand domain pai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4270</text:p>
          </table:table-cell>
          <table:table-cell table:style-name="Tabla1.B2" office:value-type="string">
            <text:p text:style-name="P4"><text:s/>Methyltransferase type 1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4320</text:p>
          </table:table-cell>
          <table:table-cell table:style-name="Tabla1.B2" office:value-type="string">
            <text:p text:style-name="P4"><text:s/>Zinc finger, SWIM-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4390</text:p>
          </table:table-cell>
          <table:table-cell table:style-name="Tabla1.B2" office:value-type="string">
            <text:p text:style-name="P4"><text:s/>Succinyl-CoA synthetase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44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449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4500</text:p>
          </table:table-cell>
          <table:table-cell table:style-name="Tabla1.B2" office:value-type="string">
            <text:p text:style-name="P4"><text:s/>UBX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04g04560</text:p>
          </table:table-cell>
          <table:table-cell table:style-name="Tabla1.B2" office:value-type="string">
            <text:p text:style-name="P4"><text:s/>Histone deacetylation protein Rxt3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4640</text:p>
          </table:table-cell>
          <table:table-cell table:style-name="Tabla1.B2" office:value-type="string">
            <text:p text:style-name="P4"><text:s/>CDC45 family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47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482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4970</text:p>
          </table:table-cell>
          <table:table-cell table:style-name="Tabla1.B2" office:value-type="string">
            <text:p text:style-name="P4"><text:s/>Zinc finger, CCHC-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50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5070</text:p>
          </table:table-cell>
          <table:table-cell table:style-name="Tabla1.B2" office:value-type="string">
            <text:p text:style-name="P4"><text:s/>Histone-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51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51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51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5220</text:p>
          </table:table-cell>
          <table:table-cell table:style-name="Tabla1.B2" office:value-type="string">
            <text:p text:style-name="P4"><text:s/>Zinc finger, PHD-fing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5230</text:p>
          </table:table-cell>
          <table:table-cell table:style-name="Tabla1.B2" office:value-type="string">
            <text:p text:style-name="P4"><text:s/>Integrase-like, catalytic cor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4g054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0080</text:p>
          </table:table-cell>
          <table:table-cell table:style-name="Tabla1.B2" office:value-type="string">
            <text:p text:style-name="P4"><text:s/>Phox homologous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015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0210</text:p>
          </table:table-cell>
          <table:table-cell table:style-name="Tabla1.B2" office:value-type="string">
            <text:p text:style-name="P4"><text:s/>CRAL-TRIO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026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0300</text:p>
          </table:table-cell>
          <table:table-cell table:style-name="Tabla1.B2" office:value-type="string">
            <text:p text:style-name="P4"><text:s/>Vesicle transport protein, Got1/SFT2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0310</text:p>
          </table:table-cell>
          <table:table-cell table:style-name="Tabla1.B2" office:value-type="string">
            <text:p text:style-name="P4"><text:s/>Breast cancer type 1 susceptibility protein BRCA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0330</text:p>
          </table:table-cell>
          <table:table-cell table:style-name="Tabla1.B2" office:value-type="string">
            <text:p text:style-name="P4"><text:s/>DNA polymerase A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0500</text:p>
          </table:table-cell>
          <table:table-cell table:style-name="Tabla1.B2" office:value-type="string">
            <text:p text:style-name="P4"><text:s/>Spo11/DNA topoisomerase VI, subunit A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0570</text:p>
          </table:table-cell>
          <table:table-cell table:style-name="Tabla1.B2" office:value-type="string">
            <text:p text:style-name="P4"><text:s/>Translocation protein Sec63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0600</text:p>
          </table:table-cell>
          <table:table-cell table:style-name="Tabla1.B2" office:value-type="string">
            <text:p text:style-name="P4"><text:s/>Helicase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07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0800</text:p>
          </table:table-cell>
          <table:table-cell table:style-name="Tabla1.B2" office:value-type="string">
            <text:p text:style-name="P4"><text:s/>Photosystem I PsaG/PsaK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08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0840</text:p>
          </table:table-cell>
          <table:table-cell table:style-name="Tabla1.B2" office:value-type="string">
            <text:p text:style-name="P4"><text:s/>Pyridine nucleotide-disulphide oxidoreductase, NAD-binding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0860</text:p>
          </table:table-cell>
          <table:table-cell table:style-name="Tabla1.B2" office:value-type="string">
            <text:p text:style-name="P4"><text:s/>Small GTPase superfamily, ARF/SAR 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0880</text:p>
          </table:table-cell>
          <table:table-cell table:style-name="Tabla1.B2" office:value-type="string">
            <text:p text:style-name="P4"><text:s/>Carbohydrate kinase PfkB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11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1150</text:p>
          </table:table-cell>
          <table:table-cell table:style-name="Tabla1.B2" office:value-type="string">
            <text:p text:style-name="P4"><text:s/>Histone methylation DOT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1210</text:p>
          </table:table-cell>
          <table:table-cell table:style-name="Tabla1.B2" office:value-type="string">
            <text:p text:style-name="P4"><text:s/>Prefold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1280</text:p>
          </table:table-cell>
          <table:table-cell table:style-name="Tabla1.B2" office:value-type="string">
            <text:p text:style-name="P4"><text:s/>SANT/Myb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13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05g0139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1420</text:p>
          </table:table-cell>
          <table:table-cell table:style-name="Tabla1.B2" office:value-type="string">
            <text:p text:style-name="P4"><text:s/>Acyl-CoA N-acyltransf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15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1550</text:p>
          </table:table-cell>
          <table:table-cell table:style-name="Tabla1.B2" office:value-type="string">
            <text:p text:style-name="P4"><text:s/>FAD dependent oxidoreduct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1600</text:p>
          </table:table-cell>
          <table:table-cell table:style-name="Tabla1.B2" office:value-type="string">
            <text:p text:style-name="P4"><text:s/>PRONE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168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1940</text:p>
          </table:table-cell>
          <table:table-cell table:style-name="Tabla1.B2" office:value-type="string">
            <text:p text:style-name="P4"><text:s/>Paired amphipathic helix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20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2270</text:p>
          </table:table-cell>
          <table:table-cell table:style-name="Tabla1.B2" office:value-type="string">
            <text:p text:style-name="P4"><text:s/>WD40/YVTN repeat-like-containing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2340</text:p>
          </table:table-cell>
          <table:table-cell table:style-name="Tabla1.B2" office:value-type="string">
            <text:p text:style-name="P4"><text:s/>Peptidyl-prolyl cis-trans isomerase, PpiC-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24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2422</text:p>
          </table:table-cell>
          <table:table-cell table:style-name="Tabla1.B2" office:value-type="string">
            <text:p text:style-name="P4"><text:s/>Ubiquitinyl hydrolase, UCH37 type n/a <text:s/>Ubiquitinyl hydrolase, UCH37 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2450</text:p>
          </table:table-cell>
          <table:table-cell table:style-name="Tabla1.B2" office:value-type="string">
            <text:p text:style-name="P4"><text:s/>Thrombospondin, type 1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2520</text:p>
          </table:table-cell>
          <table:table-cell table:style-name="Tabla1.B2" office:value-type="string">
            <text:p text:style-name="P4"><text:s/>Nucleotide-sugar transport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2670</text:p>
          </table:table-cell>
          <table:table-cell table:style-name="Tabla1.B2" office:value-type="string">
            <text:p text:style-name="P4"><text:s/>Peptidase S1C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2740</text:p>
          </table:table-cell>
          <table:table-cell table:style-name="Tabla1.B2" office:value-type="string">
            <text:p text:style-name="P4"><text:s/>Threonine dehydratase, catabolic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2800</text:p>
          </table:table-cell>
          <table:table-cell table:style-name="Tabla1.B2" office:value-type="string">
            <text:p text:style-name="P4"><text:s/>Ubiquitin-associated/translation elongation factor EF1B, N-terminal, eukaryo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29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2930</text:p>
          </table:table-cell>
          <table:table-cell table:style-name="Tabla1.B2" office:value-type="string">
            <text:p text:style-name="P4"><text:s/>RNA helicase, ATP-dependent, DEAD-box, conserved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2940</text:p>
          </table:table-cell>
          <table:table-cell table:style-name="Tabla1.B2" office:value-type="string">
            <text:p text:style-name="P4"><text:s/>DNA topoisomerase VI, subunit B, transduc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3000</text:p>
          </table:table-cell>
          <table:table-cell table:style-name="Tabla1.B2" office:value-type="string">
            <text:p text:style-name="P4"><text:s/>Short-chain dehydrogenase/reductase SD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3120</text:p>
          </table:table-cell>
          <table:table-cell table:style-name="Tabla1.B2" office:value-type="string">
            <text:p text:style-name="P4"><text:s/>High mobility group box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3130</text:p>
          </table:table-cell>
          <table:table-cell table:style-name="Tabla1.B2" office:value-type="string">
            <text:p text:style-name="P4"><text:s/>Tryptophan synthase beta subunit-like PLP-dependent enzymes superfamily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3290</text:p>
          </table:table-cell>
          <table:table-cell table:style-name="Tabla1.B2" office:value-type="string">
            <text:p text:style-name="P4"><text:s/>HCaRG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3330</text:p>
          </table:table-cell>
          <table:table-cell table:style-name="Tabla1.B2" office:value-type="string">
            <text:p text:style-name="P4"><text:s/>Telomeric single stranded DNA binding POT1/Cdc13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3340</text:p>
          </table:table-cell>
          <table:table-cell table:style-name="Tabla1.B2" office:value-type="string">
            <text:p text:style-name="P4"><text:s/>Mitochondrial glyco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3390</text:p>
          </table:table-cell>
          <table:table-cell table:style-name="Tabla1.B2" office:value-type="string">
            <text:p text:style-name="P4"><text:s/>RmlC-like jelly roll 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3400</text:p>
          </table:table-cell>
          <table:table-cell table:style-name="Tabla1.B2" office:value-type="string">
            <text:p text:style-name="P4"><text:s/>Oxoglutarate/iron-dependent dioxygen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36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3610</text:p>
          </table:table-cell>
          <table:table-cell table:style-name="Tabla1.B2" office:value-type="string">
            <text:p text:style-name="P4"><text:s/>GOSR2/Membrin/Bos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3660</text:p>
          </table:table-cell>
          <table:table-cell table:style-name="Tabla1.B2" office:value-type="string">
            <text:p text:style-name="P4"><text:s/>Tetratricopeptide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36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3700</text:p>
          </table:table-cell>
          <table:table-cell table:style-name="Tabla1.B2" office:value-type="string">
            <text:p text:style-name="P4"><text:s/>Helicase-associated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05g03710</text:p>
          </table:table-cell>
          <table:table-cell table:style-name="Tabla1.B2" office:value-type="string">
            <text:p text:style-name="P4"><text:s/>Protein of unknown function DUF3353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3910</text:p>
          </table:table-cell>
          <table:table-cell table:style-name="Tabla1.B2" office:value-type="string">
            <text:p text:style-name="P4"><text:s/>Iron/zinc purple acid phosphatase-like C-terminal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3920</text:p>
          </table:table-cell>
          <table:table-cell table:style-name="Tabla1.B2" office:value-type="string">
            <text:p text:style-name="P4"><text:s/>JmjC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399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4040</text:p>
          </table:table-cell>
          <table:table-cell table:style-name="Tabla1.B2" office:value-type="string">
            <text:p text:style-name="P4"><text:s/>Forkhead-associated FHA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4120</text:p>
          </table:table-cell>
          <table:table-cell table:style-name="Tabla1.B2" office:value-type="string">
            <text:p text:style-name="P4"><text:s/>Acyl transferase/acyl hydrolase/lysophospholip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4190</text:p>
          </table:table-cell>
          <table:table-cell table:style-name="Tabla1.B2" office:value-type="string">
            <text:p text:style-name="P4"><text:s/>Checkpoint protein Hus1/Mec3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4200</text:p>
          </table:table-cell>
          <table:table-cell table:style-name="Tabla1.B2" office:value-type="string">
            <text:p text:style-name="P4"><text:s/>Helicase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42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42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4320</text:p>
          </table:table-cell>
          <table:table-cell table:style-name="Tabla1.B2" office:value-type="string">
            <text:p text:style-name="P4"><text:s/>JAB/MPN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44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449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4500</text:p>
          </table:table-cell>
          <table:table-cell table:style-name="Tabla1.B2" office:value-type="string">
            <text:p text:style-name="P4"><text:s/>Target SNARE coiled-coil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46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4650</text:p>
          </table:table-cell>
          <table:table-cell table:style-name="Tabla1.B2" office:value-type="string">
            <text:p text:style-name="P4"><text:s/>Fibronectin, type III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4670</text:p>
          </table:table-cell>
          <table:table-cell table:style-name="Tabla1.B2" office:value-type="string">
            <text:p text:style-name="P4"><text:s/>TMPIT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4680</text:p>
          </table:table-cell>
          <table:table-cell table:style-name="Tabla1.B2" office:value-type="string">
            <text:p text:style-name="P4"><text:s/>Glycosyl transferase, family 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4810</text:p>
          </table:table-cell>
          <table:table-cell table:style-name="Tabla1.B2" office:value-type="string">
            <text:p text:style-name="P4"><text:s/>MAGE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48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4840</text:p>
          </table:table-cell>
          <table:table-cell table:style-name="Tabla1.B2" office:value-type="string">
            <text:p text:style-name="P4"><text:s/>Methyltransferase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5g04930</text:p>
          </table:table-cell>
          <table:table-cell table:style-name="Tabla1.B2" office:value-type="string">
            <text:p text:style-name="P4"><text:s/>Ubiquitin-conjugating enzyme, active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0050</text:p>
          </table:table-cell>
          <table:table-cell table:style-name="Tabla1.B2" office:value-type="string">
            <text:p text:style-name="P4"><text:s/>Adenylyl cyclase class-3/4/guanylyl cyc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0100</text:p>
          </table:table-cell>
          <table:table-cell table:style-name="Tabla1.B2" office:value-type="string">
            <text:p text:style-name="P4"><text:s/>High mobility group box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017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0220</text:p>
          </table:table-cell>
          <table:table-cell table:style-name="Tabla1.B2" office:value-type="string">
            <text:p text:style-name="P4"><text:s/>Uncharacterised protein family UPF0047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0230</text:p>
          </table:table-cell>
          <table:table-cell table:style-name="Tabla1.B2" office:value-type="string">
            <text:p text:style-name="P4"><text:s/>Rhamnose mutarot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0240</text:p>
          </table:table-cell>
          <table:table-cell table:style-name="Tabla1.B2" office:value-type="string">
            <text:p text:style-name="P4"><text:s/>Phosphorylated adapter RNA export protein, RNA-binding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0250</text:p>
          </table:table-cell>
          <table:table-cell table:style-name="Tabla1.B2" office:value-type="string">
            <text:p text:style-name="P4"><text:s/>Photosystem I PsaN, reaction centre subunit 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0340</text:p>
          </table:table-cell>
          <table:table-cell table:style-name="Tabla1.B2" office:value-type="string">
            <text:p text:style-name="P4"><text:s/>Peptidase S16, lon N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0360</text:p>
          </table:table-cell>
          <table:table-cell table:style-name="Tabla1.B2" office:value-type="string">
            <text:p text:style-name="P4"><text:s/>Tetratricopeptide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04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04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05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06g0059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0610</text:p>
          </table:table-cell>
          <table:table-cell table:style-name="Tabla1.B2" office:value-type="string">
            <text:p text:style-name="P4"><text:s/>WD40/YVTN repeat-like-containing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0690</text:p>
          </table:table-cell>
          <table:table-cell table:style-name="Tabla1.B2" office:value-type="string">
            <text:p text:style-name="P4"><text:s/>Thioredoxin-like 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0740</text:p>
          </table:table-cell>
          <table:table-cell table:style-name="Tabla1.B2" office:value-type="string">
            <text:p text:style-name="P4"><text:s/>WD40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08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10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1090</text:p>
          </table:table-cell>
          <table:table-cell table:style-name="Tabla1.B2" office:value-type="string">
            <text:p text:style-name="P4"><text:s/>Putative S-adenosyl-L-methionine-dependent methyltransferase MidA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11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1250</text:p>
          </table:table-cell>
          <table:table-cell table:style-name="Tabla1.B2" office:value-type="string">
            <text:p text:style-name="P4"><text:s/>Protein of unknown function DUF1077, TMEM85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1260</text:p>
          </table:table-cell>
          <table:table-cell table:style-name="Tabla1.B2" office:value-type="string">
            <text:p text:style-name="P4"><text:s/>SUMO-conjugating enzyme Ubc9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12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1320</text:p>
          </table:table-cell>
          <table:table-cell table:style-name="Tabla1.B2" office:value-type="string">
            <text:p text:style-name="P4"><text:s/>MT-A70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1360</text:p>
          </table:table-cell>
          <table:table-cell table:style-name="Tabla1.B2" office:value-type="string">
            <text:p text:style-name="P4"><text:s/>Rho GTPase-activating protein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1370</text:p>
          </table:table-cell>
          <table:table-cell table:style-name="Tabla1.B2" office:value-type="string">
            <text:p text:style-name="P4"><text:s/>Patatin/Phospholipase A2-relate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1410</text:p>
          </table:table-cell>
          <table:table-cell table:style-name="Tabla1.B2" office:value-type="string">
            <text:p text:style-name="P4"><text:s/>Mammalian cell entry-relate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19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19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1930</text:p>
          </table:table-cell>
          <table:table-cell table:style-name="Tabla1.B2" office:value-type="string">
            <text:p text:style-name="P4"><text:s/>Exonuclease, RNase T/DNA polymerase III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1950</text:p>
          </table:table-cell>
          <table:table-cell table:style-name="Tabla1.B2" office:value-type="string">
            <text:p text:style-name="P4"><text:s/>WD40/YVTN repeat-like-containing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2030</text:p>
          </table:table-cell>
          <table:table-cell table:style-name="Tabla1.B2" office:value-type="string">
            <text:p text:style-name="P4"><text:s/>Ubiquitin-conjugating enzyme, E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21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2170</text:p>
          </table:table-cell>
          <table:table-cell table:style-name="Tabla1.B2" office:value-type="string">
            <text:p text:style-name="P4"><text:s/>WD40/YVTN repeat-like-containing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2250</text:p>
          </table:table-cell>
          <table:table-cell table:style-name="Tabla1.B2" office:value-type="string">
            <text:p text:style-name="P4"><text:s/>Quinonprotein alcohol dehydrogenase-like superfamily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2270</text:p>
          </table:table-cell>
          <table:table-cell table:style-name="Tabla1.B2" office:value-type="string">
            <text:p text:style-name="P4"><text:s/>Lactate dehydrogenase/glycoside hydrolase, family 4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23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237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2380</text:p>
          </table:table-cell>
          <table:table-cell table:style-name="Tabla1.B2" office:value-type="string">
            <text:p text:style-name="P4"><text:s/>GCK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2510</text:p>
          </table:table-cell>
          <table:table-cell table:style-name="Tabla1.B2" office:value-type="string">
            <text:p text:style-name="P4"><text:s/>Conserved hypothetical protein CHP02058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2550</text:p>
          </table:table-cell>
          <table:table-cell table:style-name="Tabla1.B2" office:value-type="string">
            <text:p text:style-name="P4"><text:s/>Helix-hairpin-helix motif, class 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2590</text:p>
          </table:table-cell>
          <table:table-cell table:style-name="Tabla1.B2" office:value-type="string">
            <text:p text:style-name="P4"><text:s/>Cyclin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2600</text:p>
          </table:table-cell>
          <table:table-cell table:style-name="Tabla1.B2" office:value-type="string">
            <text:p text:style-name="P4"><text:s/>Aminotransferases, class-I, pyridoxal-phosphate-binding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2640</text:p>
          </table:table-cell>
          <table:table-cell table:style-name="Tabla1.B2" office:value-type="string">
            <text:p text:style-name="P4"><text:s/>DNA mismatch repair protein MutS-homologue MSH6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2700</text:p>
          </table:table-cell>
          <table:table-cell table:style-name="Tabla1.B2" office:value-type="string">
            <text:p text:style-name="P4"><text:s/>Anaphase-promoting complex subunit 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2720</text:p>
          </table:table-cell>
          <table:table-cell table:style-name="Tabla1.B2" office:value-type="string">
            <text:p text:style-name="P4"><text:s/>Domain of unknown function DUF4057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06g02810</text:p>
          </table:table-cell>
          <table:table-cell table:style-name="Tabla1.B2" office:value-type="string">
            <text:p text:style-name="P4"><text:s/>NADH:ubiquinone oxidoreductase intermediate-associated protein 30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287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2890</text:p>
          </table:table-cell>
          <table:table-cell table:style-name="Tabla1.B2" office:value-type="string">
            <text:p text:style-name="P4"><text:s/>Proliferating cell nuclear antigen, PCNA, N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2910</text:p>
          </table:table-cell>
          <table:table-cell table:style-name="Tabla1.B2" office:value-type="string">
            <text:p text:style-name="P4"><text:s/>Uncharacterised protein family UPF0454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2960</text:p>
          </table:table-cell>
          <table:table-cell table:style-name="Tabla1.B2" office:value-type="string">
            <text:p text:style-name="P4"><text:s/>Rad21/Rec8-like protein, N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3000</text:p>
          </table:table-cell>
          <table:table-cell table:style-name="Tabla1.B2" office:value-type="string">
            <text:p text:style-name="P4"><text:s/>Adenosine/AMP deaminase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3120</text:p>
          </table:table-cell>
          <table:table-cell table:style-name="Tabla1.B2" office:value-type="string">
            <text:p text:style-name="P4"><text:s/>Succinate dehydrogenase/Fumarate reductase, transmembrane subuni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3190</text:p>
          </table:table-cell>
          <table:table-cell table:style-name="Tabla1.B2" office:value-type="string">
            <text:p text:style-name="P4"><text:s/>Sec-independent protein translocase protein TatA/B/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3200</text:p>
          </table:table-cell>
          <table:table-cell table:style-name="Tabla1.B2" office:value-type="string">
            <text:p text:style-name="P4"><text:s/>Patatin/Phospholipase A2-relate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328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329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3310</text:p>
          </table:table-cell>
          <table:table-cell table:style-name="Tabla1.B2" office:value-type="string">
            <text:p text:style-name="P4"><text:s/>Syntaxin, N-terminal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3325</text:p>
          </table:table-cell>
          <table:table-cell table:style-name="Tabla1.B2" office:value-type="string">
            <text:p text:style-name="P4"><text:s/>DNA topoisomerase, type IA, central region, subdomain 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3440</text:p>
          </table:table-cell>
          <table:table-cell table:style-name="Tabla1.B2" office:value-type="string">
            <text:p text:style-name="P4"><text:s/>Phospholipid-transporting <text:s/>P-type ATPase, subfamily IV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347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349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3550</text:p>
          </table:table-cell>
          <table:table-cell table:style-name="Tabla1.B2" office:value-type="string">
            <text:p text:style-name="P4"><text:s/>Tubulin binding cofactor C-like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3630</text:p>
          </table:table-cell>
          <table:table-cell table:style-name="Tabla1.B2" office:value-type="string">
            <text:p text:style-name="P4"><text:s/>Helicase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36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3810</text:p>
          </table:table-cell>
          <table:table-cell table:style-name="Tabla1.B2" office:value-type="string">
            <text:p text:style-name="P4"><text:s/>Autophagy-related protein 3, N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40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42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42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4290</text:p>
          </table:table-cell>
          <table:table-cell table:style-name="Tabla1.B2" office:value-type="string">
            <text:p text:style-name="P4"><text:s/>Apc5/TPR19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4510</text:p>
          </table:table-cell>
          <table:table-cell table:style-name="Tabla1.B2" office:value-type="string">
            <text:p text:style-name="P4"><text:s/>Zinc finger, RING/FYVE/PHD-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4530</text:p>
          </table:table-cell>
          <table:table-cell table:style-name="Tabla1.B2" office:value-type="string">
            <text:p text:style-name="P4"><text:s/>Uncharacterised protein family UPF0136, Transmembran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45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45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6g04580</text:p>
          </table:table-cell>
          <table:table-cell table:style-name="Tabla1.B2" office:value-type="string">
            <text:p text:style-name="P4"><text:s/>Major facilitator superfamily domain, general substrate transport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0010</text:p>
          </table:table-cell>
          <table:table-cell table:style-name="Tabla1.B2" office:value-type="string">
            <text:p text:style-name="P4"><text:s/>FERM/acyl-CoA-binding protein, 3-helical bundl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0015</text:p>
          </table:table-cell>
          <table:table-cell table:style-name="Tabla1.B2" office:value-type="string">
            <text:p text:style-name="P4"><text:s/>GWT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0020</text:p>
          </table:table-cell>
          <table:table-cell table:style-name="Tabla1.B2" office:value-type="string">
            <text:p text:style-name="P4"><text:s/>Mre11, DNA-binding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02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0220</text:p>
          </table:table-cell>
          <table:table-cell table:style-name="Tabla1.B2" office:value-type="string">
            <text:p text:style-name="P4"><text:s/>Polyphosphate kinase 2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07g00230</text:p>
          </table:table-cell>
          <table:table-cell table:style-name="Tabla1.B2" office:value-type="string">
            <text:p text:style-name="P4"><text:s/>Rhodanese-like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0240</text:p>
          </table:table-cell>
          <table:table-cell table:style-name="Tabla1.B2" office:value-type="string">
            <text:p text:style-name="P4"><text:s/>Protein of unknown function DUF4539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0260</text:p>
          </table:table-cell>
          <table:table-cell table:style-name="Tabla1.B2" office:value-type="string">
            <text:p text:style-name="P4"><text:s/>Thioredoxin-like 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0560</text:p>
          </table:table-cell>
          <table:table-cell table:style-name="Tabla1.B2" office:value-type="string">
            <text:p text:style-name="P4"><text:s/>Mitochondrial substrate/solute carri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0840</text:p>
          </table:table-cell>
          <table:table-cell table:style-name="Tabla1.B2" office:value-type="string">
            <text:p text:style-name="P4"><text:s/>Endonuclease/exonuclease/phosphat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0880</text:p>
          </table:table-cell>
          <table:table-cell table:style-name="Tabla1.B2" office:value-type="string">
            <text:p text:style-name="P4"><text:s/>Phosphatidate cytidylyltransf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0910</text:p>
          </table:table-cell>
          <table:table-cell table:style-name="Tabla1.B2" office:value-type="string">
            <text:p text:style-name="P4"><text:s/>Ubiquitin supergroup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1090</text:p>
          </table:table-cell>
          <table:table-cell table:style-name="Tabla1.B2" office:value-type="string">
            <text:p text:style-name="P4"><text:s/>Histone deacetylase superfamily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1320</text:p>
          </table:table-cell>
          <table:table-cell table:style-name="Tabla1.B2" office:value-type="string">
            <text:p text:style-name="P4"><text:s/>TRAM/LAG1/CLN8 homology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1340</text:p>
          </table:table-cell>
          <table:table-cell table:style-name="Tabla1.B2" office:value-type="string">
            <text:p text:style-name="P4"><text:s/>Thymidylate kinase, conserved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139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14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16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1910</text:p>
          </table:table-cell>
          <table:table-cell table:style-name="Tabla1.B2" office:value-type="string">
            <text:p text:style-name="P4"><text:s/>Calcium/calmodulin-dependent/calcium-dependent protein kin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1950</text:p>
          </table:table-cell>
          <table:table-cell table:style-name="Tabla1.B2" office:value-type="string">
            <text:p text:style-name="P4"><text:s/>Glycosyl hydrolase, family 13, catalytic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20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2140</text:p>
          </table:table-cell>
          <table:table-cell table:style-name="Tabla1.B2" office:value-type="string">
            <text:p text:style-name="P4"><text:s/>Protein phosphatase 2C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2150</text:p>
          </table:table-cell>
          <table:table-cell table:style-name="Tabla1.B2" office:value-type="string">
            <text:p text:style-name="P4"><text:s/>FERM/acyl-CoA-binding protein, 3-helical bundl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216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219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2200</text:p>
          </table:table-cell>
          <table:table-cell table:style-name="Tabla1.B2" office:value-type="string">
            <text:p text:style-name="P4"><text:s/>FERM/acyl-CoA-binding protein, 3-helical bundl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2210</text:p>
          </table:table-cell>
          <table:table-cell table:style-name="Tabla1.B2" office:value-type="string">
            <text:p text:style-name="P4"><text:s/>Cobalamin vitamin B12 biosynthesis CobW-like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2220</text:p>
          </table:table-cell>
          <table:table-cell table:style-name="Tabla1.B2" office:value-type="string">
            <text:p text:style-name="P4"><text:s/>Thioredoxin-like 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227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2360</text:p>
          </table:table-cell>
          <table:table-cell table:style-name="Tabla1.B2" office:value-type="string">
            <text:p text:style-name="P4"><text:s/>Diacylglycerol kinase, catalytic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2520</text:p>
          </table:table-cell>
          <table:table-cell table:style-name="Tabla1.B2" office:value-type="string">
            <text:p text:style-name="P4"><text:s/>Tetratricopeptide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2540</text:p>
          </table:table-cell>
          <table:table-cell table:style-name="Tabla1.B2" office:value-type="string">
            <text:p text:style-name="P4"><text:s/>BRCT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2550</text:p>
          </table:table-cell>
          <table:table-cell table:style-name="Tabla1.B2" office:value-type="string">
            <text:p text:style-name="P4"><text:s/>Zinc finger, RING/FYVE/PHD-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2570</text:p>
          </table:table-cell>
          <table:table-cell table:style-name="Tabla1.B2" office:value-type="string">
            <text:p text:style-name="P4"><text:s/>Structural maintenance of chromosomes protein 6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2580</text:p>
          </table:table-cell>
          <table:table-cell table:style-name="Tabla1.B2" office:value-type="string">
            <text:p text:style-name="P4"><text:s/>CDP-alcohol phosphatidyltransf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2660</text:p>
          </table:table-cell>
          <table:table-cell table:style-name="Tabla1.B2" office:value-type="string">
            <text:p text:style-name="P4"><text:s/>Non-structural maintenance of chromosomes element 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2700</text:p>
          </table:table-cell>
          <table:table-cell table:style-name="Tabla1.B2" office:value-type="string">
            <text:p text:style-name="P4"><text:s/>Small GTPase superfamily, Rho 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2710</text:p>
          </table:table-cell>
          <table:table-cell table:style-name="Tabla1.B2" office:value-type="string">
            <text:p text:style-name="P4"><text:s/>Nucleic acid-binding, OB-fold n/a <text:s/>Nucleic acid-binding, OB-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2750</text:p>
          </table:table-cell>
          <table:table-cell table:style-name="Tabla1.B2" office:value-type="string">
            <text:p text:style-name="P4"><text:s/>Ribosome recycling factor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07g02760</text:p>
          </table:table-cell>
          <table:table-cell table:style-name="Tabla1.B2" office:value-type="string">
            <text:p text:style-name="P4"><text:s/>Tetratricopeptide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28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2880</text:p>
          </table:table-cell>
          <table:table-cell table:style-name="Tabla1.B2" office:value-type="string">
            <text:p text:style-name="P4"><text:s/>EF-hand domain pai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2990</text:p>
          </table:table-cell>
          <table:table-cell table:style-name="Tabla1.B2" office:value-type="string">
            <text:p text:style-name="P4"><text:s/>Protein of unknown function DUF2045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3210</text:p>
          </table:table-cell>
          <table:table-cell table:style-name="Tabla1.B2" office:value-type="string">
            <text:p text:style-name="P4"><text:s/>Helicase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3290</text:p>
          </table:table-cell>
          <table:table-cell table:style-name="Tabla1.B2" office:value-type="string">
            <text:p text:style-name="P4"><text:s/>Breast cancer type 1 susceptibility protein BRCA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3450</text:p>
          </table:table-cell>
          <table:table-cell table:style-name="Tabla1.B2" office:value-type="string">
            <text:p text:style-name="P4"><text:s/>Triose-phosphate transporter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3460</text:p>
          </table:table-cell>
          <table:table-cell table:style-name="Tabla1.B2" office:value-type="string">
            <text:p text:style-name="P4"><text:s/>Transcription factor CBF/NF-Y/archaeal histon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3510</text:p>
          </table:table-cell>
          <table:table-cell table:style-name="Tabla1.B2" office:value-type="string">
            <text:p text:style-name="P4"><text:s/>PIK-related kinase, FATC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3620</text:p>
          </table:table-cell>
          <table:table-cell table:style-name="Tabla1.B2" office:value-type="string">
            <text:p text:style-name="P4"><text:s/>Zinc finger, NHR/GATA-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3650</text:p>
          </table:table-cell>
          <table:table-cell table:style-name="Tabla1.B2" office:value-type="string">
            <text:p text:style-name="P4"><text:s/>Ribosomal protein S28e n/a <text:s/>Ribosomal protein S28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3720</text:p>
          </table:table-cell>
          <table:table-cell table:style-name="Tabla1.B2" office:value-type="string">
            <text:p text:style-name="P4"><text:s/>Serine hydrolase FSH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3730</text:p>
          </table:table-cell>
          <table:table-cell table:style-name="Tabla1.B2" office:value-type="string">
            <text:p text:style-name="P4"><text:s/>Adenylate kin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377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386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3910</text:p>
          </table:table-cell>
          <table:table-cell table:style-name="Tabla1.B2" office:value-type="string">
            <text:p text:style-name="P4"><text:s/>WD40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3920</text:p>
          </table:table-cell>
          <table:table-cell table:style-name="Tabla1.B2" office:value-type="string">
            <text:p text:style-name="P4"><text:s/>Ribonuclease III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4010</text:p>
          </table:table-cell>
          <table:table-cell table:style-name="Tabla1.B2" office:value-type="string">
            <text:p text:style-name="P4"><text:s/>Protein of unknown function DUF3769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4100</text:p>
          </table:table-cell>
          <table:table-cell table:style-name="Tabla1.B2" office:value-type="string">
            <text:p text:style-name="P4"><text:s/>Phosphoesterase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4190</text:p>
          </table:table-cell>
          <table:table-cell table:style-name="Tabla1.B2" office:value-type="string">
            <text:p text:style-name="P4"><text:s/>Mitochondrial substrate/solute carri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4200</text:p>
          </table:table-cell>
          <table:table-cell table:style-name="Tabla1.B2" office:value-type="string">
            <text:p text:style-name="P4"><text:s/>Dimeric alpha-beta barre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4210</text:p>
          </table:table-cell>
          <table:table-cell table:style-name="Tabla1.B2" office:value-type="string">
            <text:p text:style-name="P4"><text:s/>Spc97/Spc98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4220</text:p>
          </table:table-cell>
          <table:table-cell table:style-name="Tabla1.B2" office:value-type="string">
            <text:p text:style-name="P4"><text:s/>Protein of unknown function DUF2930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4480</text:p>
          </table:table-cell>
          <table:table-cell table:style-name="Tabla1.B2" office:value-type="string">
            <text:p text:style-name="P4"><text:s/>DnaJ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45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46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4670</text:p>
          </table:table-cell>
          <table:table-cell table:style-name="Tabla1.B2" office:value-type="string">
            <text:p text:style-name="P4"><text:s/>Methyltransferase type 1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4680</text:p>
          </table:table-cell>
          <table:table-cell table:style-name="Tabla1.B2" office:value-type="string">
            <text:p text:style-name="P4"><text:s/>Peptidyl-prolyl cis-trans isomerase, FKBP-type,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4690</text:p>
          </table:table-cell>
          <table:table-cell table:style-name="Tabla1.B2" office:value-type="string">
            <text:p text:style-name="P4"><text:s/>Proteasome, subunit alpha/beta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4700</text:p>
          </table:table-cell>
          <table:table-cell table:style-name="Tabla1.B2" office:value-type="string">
            <text:p text:style-name="P4"><text:s/>Pentatricopeptide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7g047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0310</text:p>
          </table:table-cell>
          <table:table-cell table:style-name="Tabla1.B2" office:value-type="string">
            <text:p text:style-name="P4"><text:s/>Tetratricopeptide, SHNi-TPR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0420</text:p>
          </table:table-cell>
          <table:table-cell table:style-name="Tabla1.B2" office:value-type="string">
            <text:p text:style-name="P4"><text:s/>Tetratricopeptide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04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08g00460</text:p>
          </table:table-cell>
          <table:table-cell table:style-name="Tabla1.B2" office:value-type="string">
            <text:p text:style-name="P4"><text:s/>Serine/threonine- / dual specificity protein kinase, catalytic <text:s/>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0550</text:p>
          </table:table-cell>
          <table:table-cell table:style-name="Tabla1.B2" office:value-type="string">
            <text:p text:style-name="P4"><text:s/>Peptidase M14, carboxypeptidase A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0560</text:p>
          </table:table-cell>
          <table:table-cell table:style-name="Tabla1.B2" office:value-type="string">
            <text:p text:style-name="P4"><text:s/>Ferritin-like superfamily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0590</text:p>
          </table:table-cell>
          <table:table-cell table:style-name="Tabla1.B2" office:value-type="string">
            <text:p text:style-name="P4"><text:s/>SAP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0630</text:p>
          </table:table-cell>
          <table:table-cell table:style-name="Tabla1.B2" office:value-type="string">
            <text:p text:style-name="P4"><text:s/>GRIM-19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0710</text:p>
          </table:table-cell>
          <table:table-cell table:style-name="Tabla1.B2" office:value-type="string">
            <text:p text:style-name="P4"><text:s/>Zinc finger, DNA-directed DNA polymerase, family B, alpha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0720</text:p>
          </table:table-cell>
          <table:table-cell table:style-name="Tabla1.B2" office:value-type="string">
            <text:p text:style-name="P4"><text:s/>Protein of unknown function DUF2930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0740</text:p>
          </table:table-cell>
          <table:table-cell table:style-name="Tabla1.B2" office:value-type="string">
            <text:p text:style-name="P4"><text:s/>WD40/YVTN repeat-like-containing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0830</text:p>
          </table:table-cell>
          <table:table-cell table:style-name="Tabla1.B2" office:value-type="string">
            <text:p text:style-name="P4"><text:s/>Pyruvate phosphate dikinase, PEP/pyruvate-binding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0840</text:p>
          </table:table-cell>
          <table:table-cell table:style-name="Tabla1.B2" office:value-type="string">
            <text:p text:style-name="P4"><text:s/>Acyl-CoA dehydrogenase/oxidase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0865</text:p>
          </table:table-cell>
          <table:table-cell table:style-name="Tabla1.B2" office:value-type="string">
            <text:p text:style-name="P4"><text:s/>Cold-shock protein, DNA-binding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0880</text:p>
          </table:table-cell>
          <table:table-cell table:style-name="Tabla1.B2" office:value-type="string">
            <text:p text:style-name="P4"><text:s/>DEK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089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09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097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1130</text:p>
          </table:table-cell>
          <table:table-cell table:style-name="Tabla1.B2" office:value-type="string">
            <text:p text:style-name="P4"><text:s/>Ankyrin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11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126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1330</text:p>
          </table:table-cell>
          <table:table-cell table:style-name="Tabla1.B2" office:value-type="string">
            <text:p text:style-name="P4"><text:s/>High mobility group box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14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1550</text:p>
          </table:table-cell>
          <table:table-cell table:style-name="Tabla1.B2" office:value-type="string">
            <text:p text:style-name="P4"><text:s/>Clathrin adaptor, mu subunit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1760</text:p>
          </table:table-cell>
          <table:table-cell table:style-name="Tabla1.B2" office:value-type="string">
            <text:p text:style-name="P4"><text:s/>Endonuclease/exonuclease/phosphat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1840</text:p>
          </table:table-cell>
          <table:table-cell table:style-name="Tabla1.B2" office:value-type="string">
            <text:p text:style-name="P4"><text:s/>Rad60/SUMO-like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187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1930</text:p>
          </table:table-cell>
          <table:table-cell table:style-name="Tabla1.B2" office:value-type="string">
            <text:p text:style-name="P4"><text:s/>von Willebrand factor, type A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20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206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2230</text:p>
          </table:table-cell>
          <table:table-cell table:style-name="Tabla1.B2" office:value-type="string">
            <text:p text:style-name="P4"><text:s/>Cell division protein FtsZ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2290</text:p>
          </table:table-cell>
          <table:table-cell table:style-name="Tabla1.B2" office:value-type="string">
            <text:p text:style-name="P4"><text:s/>Helix-hairpin-helix motif, class 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2630</text:p>
          </table:table-cell>
          <table:table-cell table:style-name="Tabla1.B2" office:value-type="string">
            <text:p text:style-name="P4"><text:s/>Aromatic amino acid beta-eliminating lyase/threonine ald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2780</text:p>
          </table:table-cell>
          <table:table-cell table:style-name="Tabla1.B2" office:value-type="string">
            <text:p text:style-name="P4"><text:s/>Mitochondrial substrate/solute carri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28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2960</text:p>
          </table:table-cell>
          <table:table-cell table:style-name="Tabla1.B2" office:value-type="string">
            <text:p text:style-name="P4"><text:s/>Cyanobacterial aminoacyl-tRNA synthetase, CAAD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2980</text:p>
          </table:table-cell>
          <table:table-cell table:style-name="Tabla1.B2" office:value-type="string">
            <text:p text:style-name="P4"><text:s/>Zinc finger C2H2-type/integrase DNA-binding domain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08g0310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3110</text:p>
          </table:table-cell>
          <table:table-cell table:style-name="Tabla1.B2" office:value-type="string">
            <text:p text:style-name="P4"><text:s/>Snf7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3260</text:p>
          </table:table-cell>
          <table:table-cell table:style-name="Tabla1.B2" office:value-type="string">
            <text:p text:style-name="P4"><text:s/>Tetratricopeptide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3395</text:p>
          </table:table-cell>
          <table:table-cell table:style-name="Tabla1.B2" office:value-type="string">
            <text:p text:style-name="P4"><text:s/>Zinc finger C2H2-type/integrase DNA-binding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34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3570</text:p>
          </table:table-cell>
          <table:table-cell table:style-name="Tabla1.B2" office:value-type="string">
            <text:p text:style-name="P4"><text:s/>Coiled-coil domain-containing protein 90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3680</text:p>
          </table:table-cell>
          <table:table-cell table:style-name="Tabla1.B2" office:value-type="string">
            <text:p text:style-name="P4"><text:s/>DNA polymerase alpha/epsilon, subunit B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3730</text:p>
          </table:table-cell>
          <table:table-cell table:style-name="Tabla1.B2" office:value-type="string">
            <text:p text:style-name="P4"><text:s/>WD40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3850</text:p>
          </table:table-cell>
          <table:table-cell table:style-name="Tabla1.B2" office:value-type="string">
            <text:p text:style-name="P4"><text:s/>Tetratricopeptide-like helic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3880</text:p>
          </table:table-cell>
          <table:table-cell table:style-name="Tabla1.B2" office:value-type="string">
            <text:p text:style-name="P4"><text:s/>Kelch-type beta propell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39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3940</text:p>
          </table:table-cell>
          <table:table-cell table:style-name="Tabla1.B2" office:value-type="string">
            <text:p text:style-name="P4"><text:s/>tRNA guanine-N-7 methyltransf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406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4100</text:p>
          </table:table-cell>
          <table:table-cell table:style-name="Tabla1.B2" office:value-type="string">
            <text:p text:style-name="P4"><text:s/>Cation/H+ exchang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41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41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4140</text:p>
          </table:table-cell>
          <table:table-cell table:style-name="Tabla1.B2" office:value-type="string">
            <text:p text:style-name="P4"><text:s/>Peptidoglycan-binding lysin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42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8g0427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0100</text:p>
          </table:table-cell>
          <table:table-cell table:style-name="Tabla1.B2" office:value-type="string">
            <text:p text:style-name="P4"><text:s/>NAD-dependent epimerase/dehydrat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01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0150</text:p>
          </table:table-cell>
          <table:table-cell table:style-name="Tabla1.B2" office:value-type="string">
            <text:p text:style-name="P4"><text:s/>TB2/DP1/HVA22-related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0160</text:p>
          </table:table-cell>
          <table:table-cell table:style-name="Tabla1.B2" office:value-type="string">
            <text:p text:style-name="P4"><text:s/>Fructose-1,6-bisphosphatase class 1/Sedoheputulose-1,7-bisphosphat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0200</text:p>
          </table:table-cell>
          <table:table-cell table:style-name="Tabla1.B2" office:value-type="string">
            <text:p text:style-name="P4"><text:s/>hypothetical protein n/a 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0210</text:p>
          </table:table-cell>
          <table:table-cell table:style-name="Tabla1.B2" office:value-type="string">
            <text:p text:style-name="P4"><text:s/>hypothetical protein n/a 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0250</text:p>
          </table:table-cell>
          <table:table-cell table:style-name="Tabla1.B2" office:value-type="string">
            <text:p text:style-name="P4"><text:s/>RPA-interacting protein, C-terminal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026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0280</text:p>
          </table:table-cell>
          <table:table-cell table:style-name="Tabla1.B2" office:value-type="string">
            <text:p text:style-name="P4"><text:s/>Glycosyl transferase, family 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03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0330</text:p>
          </table:table-cell>
          <table:table-cell table:style-name="Tabla1.B2" office:value-type="string">
            <text:p text:style-name="P4"><text:s/>3-oxo-5-alpha-steroid 4-dehydrogenase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0450</text:p>
          </table:table-cell>
          <table:table-cell table:style-name="Tabla1.B2" office:value-type="string">
            <text:p text:style-name="P4"><text:s/>SANT/Myb domain n/a <text:s/>SANT/Myb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0560</text:p>
          </table:table-cell>
          <table:table-cell table:style-name="Tabla1.B2" office:value-type="string">
            <text:p text:style-name="P4"><text:s/>Tetratricopeptide-like helic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0700</text:p>
          </table:table-cell>
          <table:table-cell table:style-name="Tabla1.B2" office:value-type="string">
            <text:p text:style-name="P4"><text:s/>NADP-binding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0792</text:p>
          </table:table-cell>
          <table:table-cell table:style-name="Tabla1.B2" office:value-type="string">
            <text:p text:style-name="P4"><text:s/>Rudiment single hybrid motif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09g011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127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1310</text:p>
          </table:table-cell>
          <table:table-cell table:style-name="Tabla1.B2" office:value-type="string">
            <text:p text:style-name="P4"><text:s/>SNF2-relate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1450</text:p>
          </table:table-cell>
          <table:table-cell table:style-name="Tabla1.B2" office:value-type="string">
            <text:p text:style-name="P4"><text:s/>Gaa1-like, GPI transamidase componen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1495</text:p>
          </table:table-cell>
          <table:table-cell table:style-name="Tabla1.B2" office:value-type="string">
            <text:p text:style-name="P4"><text:s/>Ubiquitin interacting motif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1670</text:p>
          </table:table-cell>
          <table:table-cell table:style-name="Tabla1.B2" office:value-type="string">
            <text:p text:style-name="P4"><text:s/>HCaRG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1740</text:p>
          </table:table-cell>
          <table:table-cell table:style-name="Tabla1.B2" office:value-type="string">
            <text:p text:style-name="P4"><text:s/>Alpha/beta hydrolase fold-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1770</text:p>
          </table:table-cell>
          <table:table-cell table:style-name="Tabla1.B2" office:value-type="string">
            <text:p text:style-name="P4"><text:s/>Tetratricopeptide repeat-containing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18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19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20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2050</text:p>
          </table:table-cell>
          <table:table-cell table:style-name="Tabla1.B2" office:value-type="string">
            <text:p text:style-name="P4"><text:s/>CRAL-TRIO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206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2150</text:p>
          </table:table-cell>
          <table:table-cell table:style-name="Tabla1.B2" office:value-type="string">
            <text:p text:style-name="P4"><text:s/>Structural maintenance of chromosomes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2280</text:p>
          </table:table-cell>
          <table:table-cell table:style-name="Tabla1.B2" office:value-type="string">
            <text:p text:style-name="P4"><text:s/>Pseudouridine synthase, RsuA/RluB/C/D/E/F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2290</text:p>
          </table:table-cell>
          <table:table-cell table:style-name="Tabla1.B2" office:value-type="string">
            <text:p text:style-name="P4"><text:s/>G-protein beta WD-40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2390</text:p>
          </table:table-cell>
          <table:table-cell table:style-name="Tabla1.B2" office:value-type="string">
            <text:p text:style-name="P4"><text:s/>PIG-P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24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2440</text:p>
          </table:table-cell>
          <table:table-cell table:style-name="Tabla1.B2" office:value-type="string">
            <text:p text:style-name="P4"><text:s/>Protein of unknown function DUF361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2460</text:p>
          </table:table-cell>
          <table:table-cell table:style-name="Tabla1.B2" office:value-type="string">
            <text:p text:style-name="P4"><text:s/>CAAX amino terminal prote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2490</text:p>
          </table:table-cell>
          <table:table-cell table:style-name="Tabla1.B2" office:value-type="string">
            <text:p text:style-name="P4"><text:s/>NUDIX hydrolase, conserved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25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27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29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3030</text:p>
          </table:table-cell>
          <table:table-cell table:style-name="Tabla1.B2" office:value-type="string">
            <text:p text:style-name="P4"><text:s/>Eukaryotic porin/Tom40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3050</text:p>
          </table:table-cell>
          <table:table-cell table:style-name="Tabla1.B2" office:value-type="string">
            <text:p text:style-name="P4"><text:s/>Helicase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3235</text:p>
          </table:table-cell>
          <table:table-cell table:style-name="Tabla1.B2" office:value-type="string">
            <text:p text:style-name="P4"><text:s/>TB2/DP1/HVA22-related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3370</text:p>
          </table:table-cell>
          <table:table-cell table:style-name="Tabla1.B2" office:value-type="string">
            <text:p text:style-name="P4"><text:s/>tRNA guanine-N-7 methyltransf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35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3710</text:p>
          </table:table-cell>
          <table:table-cell table:style-name="Tabla1.B2" office:value-type="string">
            <text:p text:style-name="P4"><text:s/>WASH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3830</text:p>
          </table:table-cell>
          <table:table-cell table:style-name="Tabla1.B2" office:value-type="string">
            <text:p text:style-name="P4"><text:s/>Armadillo-type 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41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4200</text:p>
          </table:table-cell>
          <table:table-cell table:style-name="Tabla1.B2" office:value-type="string">
            <text:p text:style-name="P4"><text:s/>Acyl-CoA N-acyltransf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4260</text:p>
          </table:table-cell>
          <table:table-cell table:style-name="Tabla1.B2" office:value-type="string">
            <text:p text:style-name="P4"><text:s/>Replication factor Mcm10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09g043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4480</text:p>
          </table:table-cell>
          <table:table-cell table:style-name="Tabla1.B2" office:value-type="string">
            <text:p text:style-name="P4"><text:s/>Gem-associated protein 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09g04490</text:p>
          </table:table-cell>
          <table:table-cell table:style-name="Tabla1.B2" office:value-type="string">
            <text:p text:style-name="P4"><text:s/>Thioredoxin-like 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0250</text:p>
          </table:table-cell>
          <table:table-cell table:style-name="Tabla1.B2" office:value-type="string">
            <text:p text:style-name="P4"><text:s/>Translation initiation factor 3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0340</text:p>
          </table:table-cell>
          <table:table-cell table:style-name="Tabla1.B2" office:value-type="string">
            <text:p text:style-name="P4"><text:s/>DNA replication factor Dna2, N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0530</text:p>
          </table:table-cell>
          <table:table-cell table:style-name="Tabla1.B2" office:value-type="string">
            <text:p text:style-name="P4"><text:s/>Mitochondrial substrate/solute carri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0550</text:p>
          </table:table-cell>
          <table:table-cell table:style-name="Tabla1.B2" office:value-type="string">
            <text:p text:style-name="P4"><text:s/>Twin-arginine translocation pathway, signal sequenc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0640</text:p>
          </table:table-cell>
          <table:table-cell table:style-name="Tabla1.B2" office:value-type="string">
            <text:p text:style-name="P4"><text:s/>DNA ligase, ATP-dependent, conserved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0660</text:p>
          </table:table-cell>
          <table:table-cell table:style-name="Tabla1.B2" office:value-type="string">
            <text:p text:style-name="P4"><text:s/>Protein of unknown function DUF2505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0670</text:p>
          </table:table-cell>
          <table:table-cell table:style-name="Tabla1.B2" office:value-type="string">
            <text:p text:style-name="P4"><text:s/>Serine/threonine-protein kinase, active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07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089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104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12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1230</text:p>
          </table:table-cell>
          <table:table-cell table:style-name="Tabla1.B2" office:value-type="string">
            <text:p text:style-name="P4"><text:s/>Zinc finger, DHHC-type, palmitoyltransf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1240</text:p>
          </table:table-cell>
          <table:table-cell table:style-name="Tabla1.B2" office:value-type="string">
            <text:p text:style-name="P4"><text:s/>BRO1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1310</text:p>
          </table:table-cell>
          <table:table-cell table:style-name="Tabla1.B2" office:value-type="string">
            <text:p text:style-name="P4"><text:s/>Thioredoxin, conserved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16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17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17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199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2000</text:p>
          </table:table-cell>
          <table:table-cell table:style-name="Tabla1.B2" office:value-type="string">
            <text:p text:style-name="P4"><text:s/>Protein of unknown function DUF159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2010</text:p>
          </table:table-cell>
          <table:table-cell table:style-name="Tabla1.B2" office:value-type="string">
            <text:p text:style-name="P4"><text:s/>Methyltransferase small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2025</text:p>
          </table:table-cell>
          <table:table-cell table:style-name="Tabla1.B2" office:value-type="string">
            <text:p text:style-name="P4"><text:s/>hypothetical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2080</text:p>
          </table:table-cell>
          <table:table-cell table:style-name="Tabla1.B2" office:value-type="string">
            <text:p text:style-name="P4"><text:s/>Rad9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2100</text:p>
          </table:table-cell>
          <table:table-cell table:style-name="Tabla1.B2" office:value-type="string">
            <text:p text:style-name="P4"><text:s/>DNA mismatch repair protein, MSH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2320</text:p>
          </table:table-cell>
          <table:table-cell table:style-name="Tabla1.B2" office:value-type="string">
            <text:p text:style-name="P4"><text:s/>Transmembrane adaptor Erv26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2340</text:p>
          </table:table-cell>
          <table:table-cell table:style-name="Tabla1.B2" office:value-type="string">
            <text:p text:style-name="P4"><text:s/>Major facilitator superfamily domain, general substrate transport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24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2450</text:p>
          </table:table-cell>
          <table:table-cell table:style-name="Tabla1.B2" office:value-type="string">
            <text:p text:style-name="P4"><text:s/>Zinc-finger domain of monoamine-oxidase A repressor R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2490</text:p>
          </table:table-cell>
          <table:table-cell table:style-name="Tabla1.B2" office:value-type="string">
            <text:p text:style-name="P4"><text:s/>Inositol monophosphat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25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2670</text:p>
          </table:table-cell>
          <table:table-cell table:style-name="Tabla1.B2" office:value-type="string">
            <text:p text:style-name="P4"><text:s/>Peroxisomal biogenesis factor 1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2680</text:p>
          </table:table-cell>
          <table:table-cell table:style-name="Tabla1.B2" office:value-type="string">
            <text:p text:style-name="P4"><text:s/>Histone-like DNA-binding protein, conserved site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10g027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27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2770</text:p>
          </table:table-cell>
          <table:table-cell table:style-name="Tabla1.B2" office:value-type="string">
            <text:p text:style-name="P4"><text:s/>DNA recombination/repair protein RecA, monomer-monomer interfac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2790</text:p>
          </table:table-cell>
          <table:table-cell table:style-name="Tabla1.B2" office:value-type="string">
            <text:p text:style-name="P4"><text:s/>Serine/threonine-protein kinase, active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2800</text:p>
          </table:table-cell>
          <table:table-cell table:style-name="Tabla1.B2" office:value-type="string">
            <text:p text:style-name="P4"><text:s/>Cytochrome b5-like heme/steroid binding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2870</text:p>
          </table:table-cell>
          <table:table-cell table:style-name="Tabla1.B2" office:value-type="string">
            <text:p text:style-name="P4"><text:s/>Acyl-CoA N-acyltransf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2950</text:p>
          </table:table-cell>
          <table:table-cell table:style-name="Tabla1.B2" office:value-type="string">
            <text:p text:style-name="P4"><text:s/>PPPDE putative peptidase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3000</text:p>
          </table:table-cell>
          <table:table-cell table:style-name="Tabla1.B2" office:value-type="string">
            <text:p text:style-name="P4"><text:s/>SNF2-relate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3020</text:p>
          </table:table-cell>
          <table:table-cell table:style-name="Tabla1.B2" office:value-type="string">
            <text:p text:style-name="P4"><text:s/>Protein of unknown function DUF180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3030</text:p>
          </table:table-cell>
          <table:table-cell table:style-name="Tabla1.B2" office:value-type="string">
            <text:p text:style-name="P4"><text:s/>PRC-barrel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3090</text:p>
          </table:table-cell>
          <table:table-cell table:style-name="Tabla1.B2" office:value-type="string">
            <text:p text:style-name="P4"><text:s/>BRCT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3150</text:p>
          </table:table-cell>
          <table:table-cell table:style-name="Tabla1.B2" office:value-type="string">
            <text:p text:style-name="P4"><text:s/>Zinc finger, RING/FYVE/PHD-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326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3310</text:p>
          </table:table-cell>
          <table:table-cell table:style-name="Tabla1.B2" office:value-type="string">
            <text:p text:style-name="P4"><text:s/>Golgi SNAP receptor complex, subunit 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3440</text:p>
          </table:table-cell>
          <table:table-cell table:style-name="Tabla1.B2" office:value-type="string">
            <text:p text:style-name="P4"><text:s/>Cyclophilin-type peptidyl-prolyl cis-trans isomerase, conserved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3480</text:p>
          </table:table-cell>
          <table:table-cell table:style-name="Tabla1.B2" office:value-type="string">
            <text:p text:style-name="P4"><text:s/>Oxoglutarate/iron-dependent dioxygen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35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0g035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03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0400</text:p>
          </table:table-cell>
          <table:table-cell table:style-name="Tabla1.B2" office:value-type="string">
            <text:p text:style-name="P4"><text:s/>DNA glycosy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04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056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0610</text:p>
          </table:table-cell>
          <table:table-cell table:style-name="Tabla1.B2" office:value-type="string">
            <text:p text:style-name="P4"><text:s/>Adenosine deaminase/edit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06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0630</text:p>
          </table:table-cell>
          <table:table-cell table:style-name="Tabla1.B2" office:value-type="string">
            <text:p text:style-name="P4"><text:s/>Breast cancer type 2 susceptibility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0680</text:p>
          </table:table-cell>
          <table:table-cell table:style-name="Tabla1.B2" office:value-type="string">
            <text:p text:style-name="P4"><text:s/>Bacterial surface antigen D15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0730</text:p>
          </table:table-cell>
          <table:table-cell table:style-name="Tabla1.B2" office:value-type="string">
            <text:p text:style-name="P4"><text:s/>Cullin, N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0740</text:p>
          </table:table-cell>
          <table:table-cell table:style-name="Tabla1.B2" office:value-type="string">
            <text:p text:style-name="P4"><text:s/>Protein of unknown function DUF3119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07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0810</text:p>
          </table:table-cell>
          <table:table-cell table:style-name="Tabla1.B2" office:value-type="string">
            <text:p text:style-name="P4"><text:s/>Zinc finger, TRAF-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0830</text:p>
          </table:table-cell>
          <table:table-cell table:style-name="Tabla1.B2" office:value-type="string">
            <text:p text:style-name="P4"><text:s/>Nuclear protein 96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0840</text:p>
          </table:table-cell>
          <table:table-cell table:style-name="Tabla1.B2" office:value-type="string">
            <text:p text:style-name="P4"><text:s/>RmlC-like jelly roll 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0910</text:p>
          </table:table-cell>
          <table:table-cell table:style-name="Tabla1.B2" office:value-type="string">
            <text:p text:style-name="P4"><text:s/>Mini-chromosome maintenance, DNA-dependent ATP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09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11g00940</text:p>
          </table:table-cell>
          <table:table-cell table:style-name="Tabla1.B2" office:value-type="string">
            <text:p text:style-name="P4"><text:s/>DNA primase large subunit, eukaryotic/archae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060</text:p>
          </table:table-cell>
          <table:table-cell table:style-name="Tabla1.B2" office:value-type="string">
            <text:p text:style-name="P4"><text:s/>DNA-directed RNA polymerase delta subunit/Asx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160</text:p>
          </table:table-cell>
          <table:table-cell table:style-name="Tabla1.B2" office:value-type="string">
            <text:p text:style-name="P4"><text:s/>Phosphatidyl serine synth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180</text:p>
          </table:table-cell>
          <table:table-cell table:style-name="Tabla1.B2" office:value-type="string">
            <text:p text:style-name="P4"><text:s/>MT-A70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230</text:p>
          </table:table-cell>
          <table:table-cell table:style-name="Tabla1.B2" office:value-type="string">
            <text:p text:style-name="P4"><text:s/>Histidine phosphatase superfamily, clade-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250</text:p>
          </table:table-cell>
          <table:table-cell table:style-name="Tabla1.B2" office:value-type="string">
            <text:p text:style-name="P4"><text:s/>Serine-threonine/tyrosine-protein kinase catalytic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300</text:p>
          </table:table-cell>
          <table:table-cell table:style-name="Tabla1.B2" office:value-type="string">
            <text:p text:style-name="P4"><text:s/>Ribonuclease H-like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3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400</text:p>
          </table:table-cell>
          <table:table-cell table:style-name="Tabla1.B2" office:value-type="string">
            <text:p text:style-name="P4"><text:s/>DNA polymerase alpha, subunit B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490</text:p>
          </table:table-cell>
          <table:table-cell table:style-name="Tabla1.B2" office:value-type="string">
            <text:p text:style-name="P4"><text:s/>Major facilitator superfamily domain, general substrate transport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500</text:p>
          </table:table-cell>
          <table:table-cell table:style-name="Tabla1.B2" office:value-type="string">
            <text:p text:style-name="P4"><text:s/>Alternative oxid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530</text:p>
          </table:table-cell>
          <table:table-cell table:style-name="Tabla1.B2" office:value-type="string">
            <text:p text:style-name="P4"><text:s/>Eukaryotic porin/Tom40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570</text:p>
          </table:table-cell>
          <table:table-cell table:style-name="Tabla1.B2" office:value-type="string">
            <text:p text:style-name="P4"><text:s/>Zinc finger, CCHC-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7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82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840</text:p>
          </table:table-cell>
          <table:table-cell table:style-name="Tabla1.B2" office:value-type="string">
            <text:p text:style-name="P4"><text:s/>DNA polymerase epsilon, catalytic subunit A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8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89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895</text:p>
          </table:table-cell>
          <table:table-cell table:style-name="Tabla1.B2" office:value-type="string">
            <text:p text:style-name="P4"><text:s/>hypothetical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9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915</text:p>
          </table:table-cell>
          <table:table-cell table:style-name="Tabla1.B2" office:value-type="string">
            <text:p text:style-name="P4"><text:s/>hypothetical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920</text:p>
          </table:table-cell>
          <table:table-cell table:style-name="Tabla1.B2" office:value-type="string">
            <text:p text:style-name="P4"><text:s/>Chalcone isom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9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970</text:p>
          </table:table-cell>
          <table:table-cell table:style-name="Tabla1.B2" office:value-type="string">
            <text:p text:style-name="P4"><text:s/>Histone deacetylase superfamily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1990</text:p>
          </table:table-cell>
          <table:table-cell table:style-name="Tabla1.B2" office:value-type="string">
            <text:p text:style-name="P4"><text:s/>Ubiquitin carboxyl-terminal hydrolases family 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2170</text:p>
          </table:table-cell>
          <table:table-cell table:style-name="Tabla1.B2" office:value-type="string">
            <text:p text:style-name="P4"><text:s/>HSP20-like chaperon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2410</text:p>
          </table:table-cell>
          <table:table-cell table:style-name="Tabla1.B2" office:value-type="string">
            <text:p text:style-name="P4"><text:s/>26S proteasome complex ubiquitin receptor, subunit Rpn13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2505</text:p>
          </table:table-cell>
          <table:table-cell table:style-name="Tabla1.B2" office:value-type="string">
            <text:p text:style-name="P4"><text:s/>Nucleoside diphosphate kin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2540</text:p>
          </table:table-cell>
          <table:table-cell table:style-name="Tabla1.B2" office:value-type="string">
            <text:p text:style-name="P4"><text:s/>Endonuclease/exonuclease/phosphat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259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2630</text:p>
          </table:table-cell>
          <table:table-cell table:style-name="Tabla1.B2" office:value-type="string">
            <text:p text:style-name="P4"><text:s/>Acyl-CoA N-acyltransf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2750</text:p>
          </table:table-cell>
          <table:table-cell table:style-name="Tabla1.B2" office:value-type="string">
            <text:p text:style-name="P4"><text:s/>CAAX amino terminal prote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2790</text:p>
          </table:table-cell>
          <table:table-cell table:style-name="Tabla1.B2" office:value-type="string">
            <text:p text:style-name="P4"><text:s/>Protein of unknown function DUF2358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2820</text:p>
          </table:table-cell>
          <table:table-cell table:style-name="Tabla1.B2" office:value-type="string">
            <text:p text:style-name="P4"><text:s/>Pyridine nucleotide-disulphide oxidoreductase, class I, active site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11g02930</text:p>
          </table:table-cell>
          <table:table-cell table:style-name="Tabla1.B2" office:value-type="string">
            <text:p text:style-name="P4"><text:s/>DNA repair protein XRCC4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29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3020</text:p>
          </table:table-cell>
          <table:table-cell table:style-name="Tabla1.B2" office:value-type="string">
            <text:p text:style-name="P4"><text:s/>Annex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1g03250</text:p>
          </table:table-cell>
          <table:table-cell table:style-name="Tabla1.B2" office:value-type="string">
            <text:p text:style-name="P4"><text:s/>WD40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0010</text:p>
          </table:table-cell>
          <table:table-cell table:style-name="Tabla1.B2" office:value-type="string">
            <text:p text:style-name="P4"><text:s/>Protein Iojap/ribosomal silencing factor RsfS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00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0050</text:p>
          </table:table-cell>
          <table:table-cell table:style-name="Tabla1.B2" office:value-type="string">
            <text:p text:style-name="P4"><text:s/>Tryptophan synthase beta subunit-like PLP-dependent enzymes superfamily 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009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01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0110</text:p>
          </table:table-cell>
          <table:table-cell table:style-name="Tabla1.B2" office:value-type="string">
            <text:p text:style-name="P4"><text:s/>DNA polymerase alpha/epsilon, subunit B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0120</text:p>
          </table:table-cell>
          <table:table-cell table:style-name="Tabla1.B2" office:value-type="string">
            <text:p text:style-name="P4"><text:s/>G-protein beta WD-40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017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03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0330</text:p>
          </table:table-cell>
          <table:table-cell table:style-name="Tabla1.B2" office:value-type="string">
            <text:p text:style-name="P4"><text:s/>Prefoldin, subunit 3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0430</text:p>
          </table:table-cell>
          <table:table-cell table:style-name="Tabla1.B2" office:value-type="string">
            <text:p text:style-name="P4"><text:s/>Peptidoglycan-binding lysin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0470</text:p>
          </table:table-cell>
          <table:table-cell table:style-name="Tabla1.B2" office:value-type="string">
            <text:p text:style-name="P4"><text:s/>Parallel beta-helix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0790</text:p>
          </table:table-cell>
          <table:table-cell table:style-name="Tabla1.B2" office:value-type="string">
            <text:p text:style-name="P4"><text:s/>Haem oxygenase-like, multi-helic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0820</text:p>
          </table:table-cell>
          <table:table-cell table:style-name="Tabla1.B2" office:value-type="string">
            <text:p text:style-name="P4"><text:s/>Cohesin loading facto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102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1070</text:p>
          </table:table-cell>
          <table:table-cell table:style-name="Tabla1.B2" office:value-type="string">
            <text:p text:style-name="P4"><text:s/>Cyclophilin-type peptidyl-prolyl cis-trans isomerase, conserved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1140</text:p>
          </table:table-cell>
          <table:table-cell table:style-name="Tabla1.B2" office:value-type="string">
            <text:p text:style-name="P4"><text:s/>AT hook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1270</text:p>
          </table:table-cell>
          <table:table-cell table:style-name="Tabla1.B2" office:value-type="string">
            <text:p text:style-name="P4"><text:s/>Armadillo-type 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13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13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1320</text:p>
          </table:table-cell>
          <table:table-cell table:style-name="Tabla1.B2" office:value-type="string">
            <text:p text:style-name="P4"><text:s/>Tubulin/FtsZ, 2-layer sandwich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14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1440</text:p>
          </table:table-cell>
          <table:table-cell table:style-name="Tabla1.B2" office:value-type="string">
            <text:p text:style-name="P4"><text:s/>Tetratricopeptide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1485</text:p>
          </table:table-cell>
          <table:table-cell table:style-name="Tabla1.B2" office:value-type="string">
            <text:p text:style-name="P4"><text:s/>hypothetical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1660</text:p>
          </table:table-cell>
          <table:table-cell table:style-name="Tabla1.B2" office:value-type="string">
            <text:p text:style-name="P4"><text:s/>Winged helix-turn-helix DNA-binding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1670</text:p>
          </table:table-cell>
          <table:table-cell table:style-name="Tabla1.B2" office:value-type="string">
            <text:p text:style-name="P4"><text:s/>Uracil-DNA glycosylase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1680</text:p>
          </table:table-cell>
          <table:table-cell table:style-name="Tabla1.B2" office:value-type="string">
            <text:p text:style-name="P4"><text:s/>F-box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1740</text:p>
          </table:table-cell>
          <table:table-cell table:style-name="Tabla1.B2" office:value-type="string">
            <text:p text:style-name="P4"><text:s/>Ribonucleoprotein LSM domain, eukaryotic/archaea-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1780</text:p>
          </table:table-cell>
          <table:table-cell table:style-name="Tabla1.B2" office:value-type="string">
            <text:p text:style-name="P4"><text:s/>Histidine phosphatase superfamily, clade-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1830</text:p>
          </table:table-cell>
          <table:table-cell table:style-name="Tabla1.B2" office:value-type="string">
            <text:p text:style-name="P4"><text:s/>Phosphoglycerate/bisphosphoglycerate mutase, active site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12g01890</text:p>
          </table:table-cell>
          <table:table-cell table:style-name="Tabla1.B2" office:value-type="string">
            <text:p text:style-name="P4"><text:s/>Fatty acid desaturase, type 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1950</text:p>
          </table:table-cell>
          <table:table-cell table:style-name="Tabla1.B2" office:value-type="string">
            <text:p text:style-name="P4"><text:s/>Erv1/Al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1965</text:p>
          </table:table-cell>
          <table:table-cell table:style-name="Tabla1.B2" office:value-type="string">
            <text:p text:style-name="P4"><text:s/>PIK-related kinase, FATC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2040</text:p>
          </table:table-cell>
          <table:table-cell table:style-name="Tabla1.B2" office:value-type="string">
            <text:p text:style-name="P4"><text:s/>DNA topoisomerase I, DNA binding, mixed alpha/beta motif, eukaryotic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2050</text:p>
          </table:table-cell>
          <table:table-cell table:style-name="Tabla1.B2" office:value-type="string">
            <text:p text:style-name="P4"><text:s/>Ribosomal RNA large subunit methyltransferase F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2065</text:p>
          </table:table-cell>
          <table:table-cell table:style-name="Tabla1.B2" office:value-type="string">
            <text:p text:style-name="P4"><text:s/>FACT complex subunit Spt16p/Cdc68p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2080</text:p>
          </table:table-cell>
          <table:table-cell table:style-name="Tabla1.B2" office:value-type="string">
            <text:p text:style-name="P4"><text:s/>DNA recombination and repair protein Rad51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209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21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21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2160</text:p>
          </table:table-cell>
          <table:table-cell table:style-name="Tabla1.B2" office:value-type="string">
            <text:p text:style-name="P4"><text:s/>CRAL-TRIO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2330</text:p>
          </table:table-cell>
          <table:table-cell table:style-name="Tabla1.B2" office:value-type="string">
            <text:p text:style-name="P4"><text:s/>Plant specific mitochondrial import receptor subunit TOM20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2340</text:p>
          </table:table-cell>
          <table:table-cell table:style-name="Tabla1.B2" office:value-type="string">
            <text:p text:style-name="P4"><text:s/>Ribonuclease H-like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23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2390</text:p>
          </table:table-cell>
          <table:table-cell table:style-name="Tabla1.B2" office:value-type="string">
            <text:p text:style-name="P4"><text:s/>Regulatory protein RecX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24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24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2485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2530</text:p>
          </table:table-cell>
          <table:table-cell table:style-name="Tabla1.B2" office:value-type="string">
            <text:p text:style-name="P4"><text:s/>Zinc finger, RING/FYVE/PHD-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2580</text:p>
          </table:table-cell>
          <table:table-cell table:style-name="Tabla1.B2" office:value-type="string">
            <text:p text:style-name="P4"><text:s/>CDP-alcohol phosphatidyltransf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2790</text:p>
          </table:table-cell>
          <table:table-cell table:style-name="Tabla1.B2" office:value-type="string">
            <text:p text:style-name="P4"><text:s/>BRCT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2805</text:p>
          </table:table-cell>
          <table:table-cell table:style-name="Tabla1.B2" office:value-type="string">
            <text:p text:style-name="P4"><text:s/>TRAM/LAG1/CLN8 homology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2880</text:p>
          </table:table-cell>
          <table:table-cell table:style-name="Tabla1.B2" office:value-type="string">
            <text:p text:style-name="P4"><text:s/>NLI interacting facto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2930</text:p>
          </table:table-cell>
          <table:table-cell table:style-name="Tabla1.B2" office:value-type="string">
            <text:p text:style-name="P4"><text:s/>Domain of unknown function DUF4206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2g02940</text:p>
          </table:table-cell>
          <table:table-cell table:style-name="Tabla1.B2" office:value-type="string">
            <text:p text:style-name="P4"><text:s/>Dpy-30 motif n/a <text:s/>Dpy-30 motif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003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01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0460</text:p>
          </table:table-cell>
          <table:table-cell table:style-name="Tabla1.B2" office:value-type="string">
            <text:p text:style-name="P4"><text:s/>Galactose oxidase, beta-propell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0540</text:p>
          </table:table-cell>
          <table:table-cell table:style-name="Tabla1.B2" office:value-type="string">
            <text:p text:style-name="P4"><text:s/>TATA box binding protein associated factor TAF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0620</text:p>
          </table:table-cell>
          <table:table-cell table:style-name="Tabla1.B2" office:value-type="string">
            <text:p text:style-name="P4"><text:s/>IQ motif, EF-hand binding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0640</text:p>
          </table:table-cell>
          <table:table-cell table:style-name="Tabla1.B2" office:value-type="string">
            <text:p text:style-name="P4"><text:s/>MORN motif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0825</text:p>
          </table:table-cell>
          <table:table-cell table:style-name="Tabla1.B2" office:value-type="string">
            <text:p text:style-name="P4"><text:s/>HAD-like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08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0990</text:p>
          </table:table-cell>
          <table:table-cell table:style-name="Tabla1.B2" office:value-type="string">
            <text:p text:style-name="P4"><text:s/>Cation/H+ exchanger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13g01090</text:p>
          </table:table-cell>
          <table:table-cell table:style-name="Tabla1.B2" office:value-type="string">
            <text:p text:style-name="P4"><text:s/>Serine/threonine-protein kinase, active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1120</text:p>
          </table:table-cell>
          <table:table-cell table:style-name="Tabla1.B2" office:value-type="string">
            <text:p text:style-name="P4"><text:s/>Nucleosome assembly protein NAP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1140</text:p>
          </table:table-cell>
          <table:table-cell table:style-name="Tabla1.B2" office:value-type="string">
            <text:p text:style-name="P4"><text:s/>Replication protein A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127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1280</text:p>
          </table:table-cell>
          <table:table-cell table:style-name="Tabla1.B2" office:value-type="string">
            <text:p text:style-name="P4"><text:s/>Basic-leucine zipper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139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14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1460</text:p>
          </table:table-cell>
          <table:table-cell table:style-name="Tabla1.B2" office:value-type="string">
            <text:p text:style-name="P4"><text:s/>Pyruvate phosphate dikinase, PEP/pyruvate-binding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1470</text:p>
          </table:table-cell>
          <table:table-cell table:style-name="Tabla1.B2" office:value-type="string">
            <text:p text:style-name="P4"><text:s/>Succinate dehydrogenase/fumarate reductase flavoprotein, catalytic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1520</text:p>
          </table:table-cell>
          <table:table-cell table:style-name="Tabla1.B2" office:value-type="string">
            <text:p text:style-name="P4"><text:s/>Zinc finger, ZZ-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1530</text:p>
          </table:table-cell>
          <table:table-cell table:style-name="Tabla1.B2" office:value-type="string">
            <text:p text:style-name="P4"><text:s/>Uncharacterised protein family Ycf55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1590</text:p>
          </table:table-cell>
          <table:table-cell table:style-name="Tabla1.B2" office:value-type="string">
            <text:p text:style-name="P4"><text:s/>EAP30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166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1690</text:p>
          </table:table-cell>
          <table:table-cell table:style-name="Tabla1.B2" office:value-type="string">
            <text:p text:style-name="P4"><text:s/>Nucleotide sugar dehydrogen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1815</text:p>
          </table:table-cell>
          <table:table-cell table:style-name="Tabla1.B2" office:value-type="string">
            <text:p text:style-name="P4"><text:s/>hypothetical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1820</text:p>
          </table:table-cell>
          <table:table-cell table:style-name="Tabla1.B2" office:value-type="string">
            <text:p text:style-name="P4"><text:s/>Signal transduction response regulator, receiver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18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1840</text:p>
          </table:table-cell>
          <table:table-cell table:style-name="Tabla1.B2" office:value-type="string">
            <text:p text:style-name="P4"><text:s/>Acyl-CoA dehydrogenase/oxidase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18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1870</text:p>
          </table:table-cell>
          <table:table-cell table:style-name="Tabla1.B2" office:value-type="string">
            <text:p text:style-name="P4"><text:s/>Xylose isom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1950</text:p>
          </table:table-cell>
          <table:table-cell table:style-name="Tabla1.B2" office:value-type="string">
            <text:p text:style-name="P4"><text:s/>Protein of unknown function DUF872, transmembran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1980</text:p>
          </table:table-cell>
          <table:table-cell table:style-name="Tabla1.B2" office:value-type="string">
            <text:p text:style-name="P4"><text:s/>EXTL2, alpha-1,4-N-acetylhexosaminyltransf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2010</text:p>
          </table:table-cell>
          <table:table-cell table:style-name="Tabla1.B2" office:value-type="string">
            <text:p text:style-name="P4"><text:s/>Peptidoglycan-binding lysin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2040</text:p>
          </table:table-cell>
          <table:table-cell table:style-name="Tabla1.B2" office:value-type="string">
            <text:p text:style-name="P4"><text:s/>DNA primase, small subunit, eukaryotic/archae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21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2250</text:p>
          </table:table-cell>
          <table:table-cell table:style-name="Tabla1.B2" office:value-type="string">
            <text:p text:style-name="P4"><text:s/>Mitochondrial substrate/solute carri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2280</text:p>
          </table:table-cell>
          <table:table-cell table:style-name="Tabla1.B2" office:value-type="string">
            <text:p text:style-name="P4"><text:s/>Ribosomal protein S5 domain 2-type fold, subgroup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2380</text:p>
          </table:table-cell>
          <table:table-cell table:style-name="Tabla1.B2" office:value-type="string">
            <text:p text:style-name="P4"><text:s/>Nucleotide-binding, alpha-beta plait n/a <text:s/>Nucleotide-binding, alpha-beta plai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257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2610</text:p>
          </table:table-cell>
          <table:table-cell table:style-name="Tabla1.B2" office:value-type="string">
            <text:p text:style-name="P4"><text:s/>Derlin n/a <text:s/>Derl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2660</text:p>
          </table:table-cell>
          <table:table-cell table:style-name="Tabla1.B2" office:value-type="string">
            <text:p text:style-name="P4"><text:s/>Sulfotransf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2760</text:p>
          </table:table-cell>
          <table:table-cell table:style-name="Tabla1.B2" office:value-type="string">
            <text:p text:style-name="P4"><text:s/>Zinc-finger domain of monoamine-oxidase A repressor R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28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2865</text:p>
          </table:table-cell>
          <table:table-cell table:style-name="Tabla1.B2" office:value-type="string">
            <text:p text:style-name="P4"><text:s/>ARID/BRIGHT DNA-binding domain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13g028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296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2990</text:p>
          </table:table-cell>
          <table:table-cell table:style-name="Tabla1.B2" office:value-type="string">
            <text:p text:style-name="P4"><text:s/>Pex, N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3g03010</text:p>
          </table:table-cell>
          <table:table-cell table:style-name="Tabla1.B2" office:value-type="string">
            <text:p text:style-name="P4"><text:s/>AWS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0075</text:p>
          </table:table-cell>
          <table:table-cell table:style-name="Tabla1.B2" office:value-type="string">
            <text:p text:style-name="P4"><text:s text:c="2"/>n/a <text:s/>hypothetical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01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0190</text:p>
          </table:table-cell>
          <table:table-cell table:style-name="Tabla1.B2" office:value-type="string">
            <text:p text:style-name="P4"><text:s/>SCL-interrupting locus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0400</text:p>
          </table:table-cell>
          <table:table-cell table:style-name="Tabla1.B2" office:value-type="string">
            <text:p text:style-name="P4"><text:s/>Alf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0420</text:p>
          </table:table-cell>
          <table:table-cell table:style-name="Tabla1.B2" office:value-type="string">
            <text:p text:style-name="P4"><text:s/>7,8-dihydro-8-oxoguanine triphosphat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05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0630</text:p>
          </table:table-cell>
          <table:table-cell table:style-name="Tabla1.B2" office:value-type="string">
            <text:p text:style-name="P4"><text:s/>Thioredoxin-like 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10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1050</text:p>
          </table:table-cell>
          <table:table-cell table:style-name="Tabla1.B2" office:value-type="string">
            <text:p text:style-name="P4"><text:s/>Mini-chromosome maintenance complex protein 4 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1160</text:p>
          </table:table-cell>
          <table:table-cell table:style-name="Tabla1.B2" office:value-type="string">
            <text:p text:style-name="P4"><text:s/>Domain of unknown function DUF1747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1350</text:p>
          </table:table-cell>
          <table:table-cell table:style-name="Tabla1.B2" office:value-type="string">
            <text:p text:style-name="P4"><text:s/>G-protein beta WD-40 repeat n/a <text:s/>G-protein beta WD-40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1365</text:p>
          </table:table-cell>
          <table:table-cell table:style-name="Tabla1.B2" office:value-type="string">
            <text:p text:style-name="P4"><text:s text:c="2"/>n/a <text:s/>hypothetical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1380</text:p>
          </table:table-cell>
          <table:table-cell table:style-name="Tabla1.B2" office:value-type="string">
            <text:p text:style-name="P4"><text:s/>C2 calcium-dependent membrane targeting n/a <text:s/>C2 calcium-dependent membrane targ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1388</text:p>
          </table:table-cell>
          <table:table-cell table:style-name="Tabla1.B2" office:value-type="string">
            <text:p text:style-name="P4"><text:s text:c="2"/>n/a <text:s/>hypothetical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1430</text:p>
          </table:table-cell>
          <table:table-cell table:style-name="Tabla1.B2" office:value-type="string">
            <text:p text:style-name="P4"><text:s/>Domain of unknown function DUF296 n/a <text:s/>Domain of unknown function DUF296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14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1550</text:p>
          </table:table-cell>
          <table:table-cell table:style-name="Tabla1.B2" office:value-type="string">
            <text:p text:style-name="P4"><text:s/>Transcription factor CBF/NF-Y/archaeal histon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1630</text:p>
          </table:table-cell>
          <table:table-cell table:style-name="Tabla1.B2" office:value-type="string">
            <text:p text:style-name="P4"><text:s text:c="2"/>n/a 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1635</text:p>
          </table:table-cell>
          <table:table-cell table:style-name="Tabla1.B2" office:value-type="string">
            <text:p text:style-name="P4"><text:s text:c="2"/>n/a <text:s/>hypothetical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16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1650</text:p>
          </table:table-cell>
          <table:table-cell table:style-name="Tabla1.B2" office:value-type="string">
            <text:p text:style-name="P4"><text:s/>EGF-like, conserved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1670</text:p>
          </table:table-cell>
          <table:table-cell table:style-name="Tabla1.B2" office:value-type="string">
            <text:p text:style-name="P4"><text:s/>Cupredoxin n/a <text:s/>Cupredox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1880</text:p>
          </table:table-cell>
          <table:table-cell table:style-name="Tabla1.B2" office:value-type="string">
            <text:p text:style-name="P4"><text:s/>DNA-binding HORMA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1940</text:p>
          </table:table-cell>
          <table:table-cell table:style-name="Tabla1.B2" office:value-type="string">
            <text:p text:style-name="P4"><text:s/>K Homology domain, type 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2010</text:p>
          </table:table-cell>
          <table:table-cell table:style-name="Tabla1.B2" office:value-type="string">
            <text:p text:style-name="P4"><text:s/>Heme A synth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2020</text:p>
          </table:table-cell>
          <table:table-cell table:style-name="Tabla1.B2" office:value-type="string">
            <text:p text:style-name="P4"><text:s/>Rad4/PNGase transglutaminase-like 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2050</text:p>
          </table:table-cell>
          <table:table-cell table:style-name="Tabla1.B2" office:value-type="string">
            <text:p text:style-name="P4"><text:s/>WASH complex subunit 7, N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2230</text:p>
          </table:table-cell>
          <table:table-cell table:style-name="Tabla1.B2" office:value-type="string">
            <text:p text:style-name="P4"><text:s/>Thioredoxin-like fold n/a <text:s/>Thioredoxin-like 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2360</text:p>
          </table:table-cell>
          <table:table-cell table:style-name="Tabla1.B2" office:value-type="string">
            <text:p text:style-name="P4"><text:s/>RmlC-like jelly roll fold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14g02495</text:p>
          </table:table-cell>
          <table:table-cell table:style-name="Tabla1.B2" office:value-type="string">
            <text:p text:style-name="P4"><text:s text:c="2"/>n/a <text:s/>hypothetical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2580</text:p>
          </table:table-cell>
          <table:table-cell table:style-name="Tabla1.B2" office:value-type="string">
            <text:p text:style-name="P4"><text:s/>Nnf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2610</text:p>
          </table:table-cell>
          <table:table-cell table:style-name="Tabla1.B2" office:value-type="string">
            <text:p text:style-name="P4"><text:s/>Tetratricopeptide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26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2700</text:p>
          </table:table-cell>
          <table:table-cell table:style-name="Tabla1.B2" office:value-type="string">
            <text:p text:style-name="P4"><text:s/>Nucleolar protein 12 n/a <text:s/>Nucleolar protein 1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2730</text:p>
          </table:table-cell>
          <table:table-cell table:style-name="Tabla1.B2" office:value-type="string">
            <text:p text:style-name="P4"><text:s text:c="2"/>n/a 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28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2860</text:p>
          </table:table-cell>
          <table:table-cell table:style-name="Tabla1.B2" office:value-type="string">
            <text:p text:style-name="P4"><text:s/>Glycoside hydrolase-type carbohydrate-binding, subgroup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2950</text:p>
          </table:table-cell>
          <table:table-cell table:style-name="Tabla1.B2" office:value-type="string">
            <text:p text:style-name="P4"><text:s/>Helix-turn-helix, base-excision DNA repair, C-terminal 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4g02980</text:p>
          </table:table-cell>
          <table:table-cell table:style-name="Tabla1.B2" office:value-type="string">
            <text:p text:style-name="P4"><text:s/>Ion transport 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0035</text:p>
          </table:table-cell>
          <table:table-cell table:style-name="Tabla1.B2" office:value-type="string">
            <text:p text:style-name="P4"><text:s/>D-tyrosyl-tRNATyr deacylase n/a <text:s/>D-tyrosyl-tRNATyr deacy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0060</text:p>
          </table:table-cell>
          <table:table-cell table:style-name="Tabla1.B2" office:value-type="string">
            <text:p text:style-name="P4"><text:s/>Aspartate carbamoyltransferase n/a <text:s/>Aspartate carbamoyltransf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0070</text:p>
          </table:table-cell>
          <table:table-cell table:style-name="Tabla1.B2" office:value-type="string">
            <text:p text:style-name="P4"><text:s/>C2 calcium-dependent membrane targeting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0120</text:p>
          </table:table-cell>
          <table:table-cell table:style-name="Tabla1.B2" office:value-type="string">
            <text:p text:style-name="P4"><text:s/>Biotin/lipoate A/B protein lig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016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0300</text:p>
          </table:table-cell>
          <table:table-cell table:style-name="Tabla1.B2" office:value-type="string">
            <text:p text:style-name="P4"><text:s/>K Homology domain, type 1 n/a <text:s/>K Homology domain, type 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0310</text:p>
          </table:table-cell>
          <table:table-cell table:style-name="Tabla1.B2" office:value-type="string">
            <text:p text:style-name="P4"><text:s/>Low-density lipoprotein LDL receptor class A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0350</text:p>
          </table:table-cell>
          <table:table-cell table:style-name="Tabla1.B2" office:value-type="string">
            <text:p text:style-name="P4"><text:s/>Serine/threonine-specific protein phosphatase/bis5-nucleosyl-tetraphosphat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04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05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0570</text:p>
          </table:table-cell>
          <table:table-cell table:style-name="Tabla1.B2" office:value-type="string">
            <text:p text:style-name="P4"><text:s/>Protein of unknown function DUF544 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06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07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07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0750</text:p>
          </table:table-cell>
          <table:table-cell table:style-name="Tabla1.B2" office:value-type="string">
            <text:p text:style-name="P4"><text:s/>Peptidoglycan-binding Lysin subgroup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0830</text:p>
          </table:table-cell>
          <table:table-cell table:style-name="Tabla1.B2" office:value-type="string">
            <text:p text:style-name="P4"><text:s/>Pyridoxal phosphate-dependent transferase, major region, subdomain 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08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09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0990</text:p>
          </table:table-cell>
          <table:table-cell table:style-name="Tabla1.B2" office:value-type="string">
            <text:p text:style-name="P4"><text:s/>Photosystem I PsaH, reaction centre subunit VI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1010</text:p>
          </table:table-cell>
          <table:table-cell table:style-name="Tabla1.B2" office:value-type="string">
            <text:p text:style-name="P4"><text:s/>Ribose-phosphate diphosphokin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1220</text:p>
          </table:table-cell>
          <table:table-cell table:style-name="Tabla1.B2" office:value-type="string">
            <text:p text:style-name="P4"><text:s/>Helicase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1260</text:p>
          </table:table-cell>
          <table:table-cell table:style-name="Tabla1.B2" office:value-type="string">
            <text:p text:style-name="P4"><text:s/>DIRP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13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15g01325</text:p>
          </table:table-cell>
          <table:table-cell table:style-name="Tabla1.B2" office:value-type="string">
            <text:p text:style-name="P4"><text:s text:c="2"/>n/a <text:s/>hypothetical protein n/a <text:s/>hypothetical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1330</text:p>
          </table:table-cell>
          <table:table-cell table:style-name="Tabla1.B2" office:value-type="string">
            <text:p text:style-name="P4"><text:s/>Major facilitator superfamily domain, general substrate transport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1410</text:p>
          </table:table-cell>
          <table:table-cell table:style-name="Tabla1.B2" office:value-type="string">
            <text:p text:style-name="P4"><text:s/>Small GTPase superfamily, ARF/SAR 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1770</text:p>
          </table:table-cell>
          <table:table-cell table:style-name="Tabla1.B2" office:value-type="string">
            <text:p text:style-name="P4"><text:s/>Triose-phosphate transporter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181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1900</text:p>
          </table:table-cell>
          <table:table-cell table:style-name="Tabla1.B2" office:value-type="string">
            <text:p text:style-name="P4"><text:s/>Tetratricopeptide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20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2060</text:p>
          </table:table-cell>
          <table:table-cell table:style-name="Tabla1.B2" office:value-type="string">
            <text:p text:style-name="P4"><text:s/>WD40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2070</text:p>
          </table:table-cell>
          <table:table-cell table:style-name="Tabla1.B2" office:value-type="string">
            <text:p text:style-name="P4"><text:s/>Inositol monophosphatase, metal-binding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2150</text:p>
          </table:table-cell>
          <table:table-cell table:style-name="Tabla1.B2" office:value-type="string">
            <text:p text:style-name="P4"><text:s/>Winged helix-turn-helix DNA-binding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22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227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23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235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24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2410</text:p>
          </table:table-cell>
          <table:table-cell table:style-name="Tabla1.B2" office:value-type="string">
            <text:p text:style-name="P4"><text:s/>Tubulin binding cofactor C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2470</text:p>
          </table:table-cell>
          <table:table-cell table:style-name="Tabla1.B2" office:value-type="string">
            <text:p text:style-name="P4"><text:s/>DnaJ domain n/a <text:s/>DnaJ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2490</text:p>
          </table:table-cell>
          <table:table-cell table:style-name="Tabla1.B2" office:value-type="string">
            <text:p text:style-name="P4"><text:s/>Peroxin-3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265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2750</text:p>
          </table:table-cell>
          <table:table-cell table:style-name="Tabla1.B2" office:value-type="string">
            <text:p text:style-name="P4"><text:s/>High mobility group box domain n/a <text:s/>High mobility group box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2790</text:p>
          </table:table-cell>
          <table:table-cell table:style-name="Tabla1.B2" office:value-type="string">
            <text:p text:style-name="P4"><text:s/>Phospholipid/glycerol acyltransf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2805</text:p>
          </table:table-cell>
          <table:table-cell table:style-name="Tabla1.B2" office:value-type="string">
            <text:p text:style-name="P4"><text:s/>Domain of unknown function DUF1084 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2820</text:p>
          </table:table-cell>
          <table:table-cell table:style-name="Tabla1.B2" office:value-type="string">
            <text:p text:style-name="P4"><text:s/>Origin recognition complex, subunit 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291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5g02920</text:p>
          </table:table-cell>
          <table:table-cell table:style-name="Tabla1.B2" office:value-type="string">
            <text:p text:style-name="P4"><text:s/>P2X purinorecepto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0030</text:p>
          </table:table-cell>
          <table:table-cell table:style-name="Tabla1.B2" office:value-type="string">
            <text:p text:style-name="P4"><text:s/>Peptidase C14, caspase catalytic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0040</text:p>
          </table:table-cell>
          <table:table-cell table:style-name="Tabla1.B2" office:value-type="string">
            <text:p text:style-name="P4"><text:s/>AMP-dependent synthetase/ligase 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0200</text:p>
          </table:table-cell>
          <table:table-cell table:style-name="Tabla1.B2" office:value-type="string">
            <text:p text:style-name="P4"><text:s/>Exocyst complex, component 1/SEC3 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0370</text:p>
          </table:table-cell>
          <table:table-cell table:style-name="Tabla1.B2" office:value-type="string">
            <text:p text:style-name="P4"><text:s/>Cytochrome b561/ferric reductase transmembran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0380</text:p>
          </table:table-cell>
          <table:table-cell table:style-name="Tabla1.B2" office:value-type="string">
            <text:p text:style-name="P4"><text:s/>Methyltransferase type 1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0430</text:p>
          </table:table-cell>
          <table:table-cell table:style-name="Tabla1.B2" office:value-type="string">
            <text:p text:style-name="P4"><text:s/>Actin/actin-like conserved site n/a <text:s/>Actin/actin-like conserved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049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0620</text:p>
          </table:table-cell>
          <table:table-cell table:style-name="Tabla1.B2" office:value-type="string">
            <text:p text:style-name="P4"><text:s/>MRG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064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16g00660</text:p>
          </table:table-cell>
          <table:table-cell table:style-name="Tabla1.B2" office:value-type="string">
            <text:p text:style-name="P4"><text:s/>Violaxanthin de-epoxid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0810</text:p>
          </table:table-cell>
          <table:table-cell table:style-name="Tabla1.B2" office:value-type="string">
            <text:p text:style-name="P4"><text:s/>Capsular polysaccharide synthesis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0910</text:p>
          </table:table-cell>
          <table:table-cell table:style-name="Tabla1.B2" office:value-type="string">
            <text:p text:style-name="P4"><text:s/>Diacylglycerol acyltransf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1070</text:p>
          </table:table-cell>
          <table:table-cell table:style-name="Tabla1.B2" office:value-type="string">
            <text:p text:style-name="P4"><text:s/>Origin recognition complex, subunit 3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10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1200</text:p>
          </table:table-cell>
          <table:table-cell table:style-name="Tabla1.B2" office:value-type="string">
            <text:p text:style-name="P4"><text:s/>DNA helicase DNA repair, Rad3 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12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1370</text:p>
          </table:table-cell>
          <table:table-cell table:style-name="Tabla1.B2" office:value-type="string">
            <text:p text:style-name="P4"><text:s/>Asparagine synth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140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14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1630</text:p>
          </table:table-cell>
          <table:table-cell table:style-name="Tabla1.B2" office:value-type="string">
            <text:p text:style-name="P4"><text:s text:c="2"/>n/a 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1800</text:p>
          </table:table-cell>
          <table:table-cell table:style-name="Tabla1.B2" office:value-type="string">
            <text:p text:style-name="P4"><text:s/>Cytochrome c oxidase, subunit VIa 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1940</text:p>
          </table:table-cell>
          <table:table-cell table:style-name="Tabla1.B2" office:value-type="string">
            <text:p text:style-name="P4"><text:s/>DNA mismatch repair protein MutS-homologue MSH6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1980</text:p>
          </table:table-cell>
          <table:table-cell table:style-name="Tabla1.B2" office:value-type="string">
            <text:p text:style-name="P4"><text:s/>Zinc finger, GATA-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1990</text:p>
          </table:table-cell>
          <table:table-cell table:style-name="Tabla1.B2" office:value-type="string">
            <text:p text:style-name="P4"><text:s/>Sel1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2060</text:p>
          </table:table-cell>
          <table:table-cell table:style-name="Tabla1.B2" office:value-type="string">
            <text:p text:style-name="P4"><text:s/>snRNA-activating protein complex, subunit 3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2245</text:p>
          </table:table-cell>
          <table:table-cell table:style-name="Tabla1.B2" office:value-type="string">
            <text:p text:style-name="P4"><text:s/>Proteasome B-type subunit n/a <text:s/>Proteasome B-type subuni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2270</text:p>
          </table:table-cell>
          <table:table-cell table:style-name="Tabla1.B2" office:value-type="string">
            <text:p text:style-name="P4"><text:s/>Transmembrane receptor, eukaryota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2410</text:p>
          </table:table-cell>
          <table:table-cell table:style-name="Tabla1.B2" office:value-type="string">
            <text:p text:style-name="P4"><text:s/>GINS complex, subunit Psf3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2440</text:p>
          </table:table-cell>
          <table:table-cell table:style-name="Tabla1.B2" office:value-type="string">
            <text:p text:style-name="P4"><text:s/>Histidine phosphatase superfamily, clade-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2510</text:p>
          </table:table-cell>
          <table:table-cell table:style-name="Tabla1.B2" office:value-type="string">
            <text:p text:style-name="P4"><text:s/>FERM/acyl-CoA-binding protein, 3-helical bundle 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2570</text:p>
          </table:table-cell>
          <table:table-cell table:style-name="Tabla1.B2" office:value-type="string">
            <text:p text:style-name="P4"><text:s/>C2 calcium-dependent membrane targeting 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2620</text:p>
          </table:table-cell>
          <table:table-cell table:style-name="Tabla1.B2" office:value-type="string">
            <text:p text:style-name="P4"><text:s/>Mg2+ transporter protein, CorA-like/Zinc transport protein ZntB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6g02630</text:p>
          </table:table-cell>
          <table:table-cell table:style-name="Tabla1.B2" office:value-type="string">
            <text:p text:style-name="P4"><text:s/>Alpha-ketoglutarate-dependent dioxygenase AlkB-lik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0065</text:p>
          </table:table-cell>
          <table:table-cell table:style-name="Tabla1.B2" office:value-type="string">
            <text:p text:style-name="P4"><text:s/>Syntaxin/epimorphin, conserved site 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0067</text:p>
          </table:table-cell>
          <table:table-cell table:style-name="Tabla1.B2" office:value-type="string">
            <text:p text:style-name="P4"><text:s/>Histone-fold n/a <text:s/>Histone-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0070</text:p>
          </table:table-cell>
          <table:table-cell table:style-name="Tabla1.B2" office:value-type="string">
            <text:p text:style-name="P4"><text:s/>Peptidyl-prolyl cis-trans isomerase, PpiC-type 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03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0350</text:p>
          </table:table-cell>
          <table:table-cell table:style-name="Tabla1.B2" office:value-type="string">
            <text:p text:style-name="P4"><text:s/>Plant transcription facto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0410</text:p>
          </table:table-cell>
          <table:table-cell table:style-name="Tabla1.B2" office:value-type="string">
            <text:p text:style-name="P4"><text:s/>Cytidine deaminase n/a <text:s/>Cytidine deamin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044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0470</text:p>
          </table:table-cell>
          <table:table-cell table:style-name="Tabla1.B2" office:value-type="string">
            <text:p text:style-name="P4"><text:s/>UAA transport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06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0680</text:p>
          </table:table-cell>
          <table:table-cell table:style-name="Tabla1.B2" office:value-type="string">
            <text:p text:style-name="P4"><text:s/>Pseudouridine synthase, RluC/RluD, conserved site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17g00690</text:p>
          </table:table-cell>
          <table:table-cell table:style-name="Tabla1.B2" office:value-type="string">
            <text:p text:style-name="P4"><text:s/>WD40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0700</text:p>
          </table:table-cell>
          <table:table-cell table:style-name="Tabla1.B2" office:value-type="string">
            <text:p text:style-name="P4"><text:s text:c="2"/>n/a 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0860</text:p>
          </table:table-cell>
          <table:table-cell table:style-name="Tabla1.B2" office:value-type="string">
            <text:p text:style-name="P4"><text:s/>Streptomyces cyclase/dehyd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0890</text:p>
          </table:table-cell>
          <table:table-cell table:style-name="Tabla1.B2" office:value-type="string">
            <text:p text:style-name="P4"><text:s/>WD40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09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1030</text:p>
          </table:table-cell>
          <table:table-cell table:style-name="Tabla1.B2" office:value-type="string">
            <text:p text:style-name="P4"><text:s/>Putative ParB-like nuclease n/a <text:s/>Putative ParB-like nucle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109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1120</text:p>
          </table:table-cell>
          <table:table-cell table:style-name="Tabla1.B2" office:value-type="string">
            <text:p text:style-name="P4"><text:s/>Interferon-induced protein 44 family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1420</text:p>
          </table:table-cell>
          <table:table-cell table:style-name="Tabla1.B2" office:value-type="string">
            <text:p text:style-name="P4"><text:s/>Platelet-activating factor acetyl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143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1490</text:p>
          </table:table-cell>
          <table:table-cell table:style-name="Tabla1.B2" office:value-type="string">
            <text:p text:style-name="P4"><text:s/>Vacuolar fusion protein MON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1530</text:p>
          </table:table-cell>
          <table:table-cell table:style-name="Tabla1.B2" office:value-type="string">
            <text:p text:style-name="P4"><text:s/>Helicase-associate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1780</text:p>
          </table:table-cell>
          <table:table-cell table:style-name="Tabla1.B2" office:value-type="string">
            <text:p text:style-name="P4"><text:s/>Serine acetyltransferase, N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1830</text:p>
          </table:table-cell>
          <table:table-cell table:style-name="Tabla1.B2" office:value-type="string">
            <text:p text:style-name="P4"><text:s/>SNF2-relate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1835</text:p>
          </table:table-cell>
          <table:table-cell table:style-name="Tabla1.B2" office:value-type="string">
            <text:p text:style-name="P4"><text:s/>Septum formation topological specificity factor MinE 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1910</text:p>
          </table:table-cell>
          <table:table-cell table:style-name="Tabla1.B2" office:value-type="string">
            <text:p text:style-name="P4"><text:s/>Peptidase M28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2000</text:p>
          </table:table-cell>
          <table:table-cell table:style-name="Tabla1.B2" office:value-type="string">
            <text:p text:style-name="P4"><text:s/>Zinc finger, CW-type n/a <text:s/>Zinc finger, CW-typ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2007</text:p>
          </table:table-cell>
          <table:table-cell table:style-name="Tabla1.B2" office:value-type="string">
            <text:p text:style-name="P4"><text:s/>Ankyrin repeat n/a <text:s/>Ankyrin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2060</text:p>
          </table:table-cell>
          <table:table-cell table:style-name="Tabla1.B2" office:value-type="string">
            <text:p text:style-name="P4"><text:s text:c="2"/>n/a 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2130</text:p>
          </table:table-cell>
          <table:table-cell table:style-name="Tabla1.B2" office:value-type="string">
            <text:p text:style-name="P4"><text:s/>Aldo/keto reductase, conserved site 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226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22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2305</text:p>
          </table:table-cell>
          <table:table-cell table:style-name="Tabla1.B2" office:value-type="string">
            <text:p text:style-name="P4"><text:s/>DeoxyUTP pyrophosphatase n/a <text:s/>DeoxyUTP pyrophosphat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232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2350</text:p>
          </table:table-cell>
          <table:table-cell table:style-name="Tabla1.B2" office:value-type="string">
            <text:p text:style-name="P4"><text:s/>Alpha-hydroxy acid dehydrogenase, FMN-dependen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7g02365</text:p>
          </table:table-cell>
          <table:table-cell table:style-name="Tabla1.B2" office:value-type="string">
            <text:p text:style-name="P4"><text:s/>CRAL-TRIO domain n/a <text:s/>CRAL-TRIO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8g00050</text:p>
          </table:table-cell>
          <table:table-cell table:style-name="Tabla1.B2" office:value-type="string">
            <text:p text:style-name="P4"><text:s text:c="2"/>n/a <text:s/>SET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8g00060</text:p>
          </table:table-cell>
          <table:table-cell table:style-name="Tabla1.B2" office:value-type="string">
            <text:p text:style-name="P4"><text:s/>Thioredoxin-like fold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8g00110</text:p>
          </table:table-cell>
          <table:table-cell table:style-name="Tabla1.B2" office:value-type="string">
            <text:p text:style-name="P4"><text:s/>ThiJ/PfpI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8g0019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8g00240</text:p>
          </table:table-cell>
          <table:table-cell table:style-name="Tabla1.B2" office:value-type="string">
            <text:p text:style-name="P4"><text:s/>Tetratricopeptide repeat n/a <text:s/>Tetratricopeptide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8g00260</text:p>
          </table:table-cell>
          <table:table-cell table:style-name="Tabla1.B2" office:value-type="string">
            <text:p text:style-name="P4"><text:s/>Phenazine biosynthesis PhzF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8g0027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18g00280</text:p>
          </table:table-cell>
          <table:table-cell table:style-name="Tabla1.B2" office:value-type="string">
            <text:p text:style-name="P4"><text:s/>tRNA guanine-N-7 methyltransferase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C1" office:value-type="string">
            <text:p text:style-name="P6">ostta18g00290</text:p>
          </table:table-cell>
          <table:table-cell table:style-name="Tabla1.C1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0350</text:p>
          </table:table-cell>
          <table:table-cell table:style-name="Tabla1.C1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0380</text:p>
          </table:table-cell>
          <table:table-cell table:style-name="Tabla1.C1" office:value-type="string">
            <text:p text:style-name="P4"><text:s/>Domain of unknown function DUF262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0520</text:p>
          </table:table-cell>
          <table:table-cell table:style-name="Tabla1.C1" office:value-type="string">
            <text:p text:style-name="P4"><text:s/>EF-Hand 1, calcium-binding site n/a <text:s/>EF-Hand 1, calcium-binding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0555</text:p>
          </table:table-cell>
          <table:table-cell table:style-name="Tabla1.C1" office:value-type="string">
            <text:p text:style-name="P4"><text:s/>Male sterility, NAD-binding n/a <text:s/>Male sterility, NAD-binding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0570</text:p>
          </table:table-cell>
          <table:table-cell table:style-name="Tabla1.C1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0600</text:p>
          </table:table-cell>
          <table:table-cell table:style-name="Tabla1.C1" office:value-type="string">
            <text:p text:style-name="P4"><text:s/>WASH complex, subunit CCDC53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0610</text:p>
          </table:table-cell>
          <table:table-cell table:style-name="Tabla1.C1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0700</text:p>
          </table:table-cell>
          <table:table-cell table:style-name="Tabla1.C1" office:value-type="string">
            <text:p text:style-name="P4"><text:s/>Satellite virus coat n/a <text:s/>Satellite virus co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0720</text:p>
          </table:table-cell>
          <table:table-cell table:style-name="Tabla1.C1" office:value-type="string">
            <text:p text:style-name="P4"><text:s/>EF-Hand 1, calcium-binding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0780</text:p>
          </table:table-cell>
          <table:table-cell table:style-name="Tabla1.C1" office:value-type="string">
            <text:p text:style-name="P4"><text:s/>Protein of unknown function DUF2037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0830</text:p>
          </table:table-cell>
          <table:table-cell table:style-name="Tabla1.C1" office:value-type="string">
            <text:p text:style-name="P4"><text:s/>Exodeoxyribonuclease III xth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0840</text:p>
          </table:table-cell>
          <table:table-cell table:style-name="Tabla1.C1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0850</text:p>
          </table:table-cell>
          <table:table-cell table:style-name="Tabla1.C1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0930</text:p>
          </table:table-cell>
          <table:table-cell table:style-name="Tabla1.C1" office:value-type="string">
            <text:p text:style-name="P4"><text:s/>Regulator of chromosome condensation, RCC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1020</text:p>
          </table:table-cell>
          <table:table-cell table:style-name="Tabla1.C1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1030</text:p>
          </table:table-cell>
          <table:table-cell table:style-name="Tabla1.C1" office:value-type="string">
            <text:p text:style-name="P4"><text:s/>Bacterial periplasmic spermidine/putrescine-binding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1150</text:p>
          </table:table-cell>
          <table:table-cell table:style-name="Tabla1.C1" office:value-type="string">
            <text:p text:style-name="P4"><text:s/>Peptidase aspartic, active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1270</text:p>
          </table:table-cell>
          <table:table-cell table:style-name="Tabla1.C1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1280</text:p>
          </table:table-cell>
          <table:table-cell table:style-name="Tabla1.C1" office:value-type="string">
            <text:p text:style-name="P4"><text:s/>Cyclin A/B/D/E n/a <text:s/>Cyclin A/B/D/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1350</text:p>
          </table:table-cell>
          <table:table-cell table:style-name="Tabla1.C1" office:value-type="string">
            <text:p text:style-name="P4"><text:s/>Mitochondrial substrate/solute carrier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1440</text:p>
          </table:table-cell>
          <table:table-cell table:style-name="Tabla1.C1" office:value-type="string">
            <text:p text:style-name="P4"><text:s/>Replication factor A, C-terminal n/a <text:s/>Replication factor A, C-terminal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1480</text:p>
          </table:table-cell>
          <table:table-cell table:style-name="Tabla1.C1" office:value-type="string">
            <text:p text:style-name="P4"><text:s/>Autophagy-related protein 5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1490</text:p>
          </table:table-cell>
          <table:table-cell table:style-name="Tabla1.C1" office:value-type="string">
            <text:p text:style-name="P4"><text:s/>WD40/YVTN repeat-like-containing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1510</text:p>
          </table:table-cell>
          <table:table-cell table:style-name="Tabla1.C1" office:value-type="string">
            <text:p text:style-name="P4"><text:s/>ABC/ECF transporter, transmembrane componen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1560</text:p>
          </table:table-cell>
          <table:table-cell table:style-name="Tabla1.C1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8g01940</text:p>
          </table:table-cell>
          <table:table-cell table:style-name="Tabla1.C1" office:value-type="string">
            <text:p text:style-name="P4"><text:s/>HSP20-like chaperon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9g00180</text:p>
          </table:table-cell>
          <table:table-cell table:style-name="Tabla1.C1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9g00570</text:p>
          </table:table-cell>
          <table:table-cell table:style-name="Tabla1.C1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19g00630</text:p>
          </table:table-cell>
          <table:table-cell table:style-name="Tabla1.C1" office:value-type="string">
            <text:p text:style-name="P4"><text:s/>Galactosyl transf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20g00070</text:p>
          </table:table-cell>
          <table:table-cell table:style-name="Tabla1.C1" office:value-type="string">
            <text:p text:style-name="P4"><text:s/>Transcription factor, SBP-box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20g00160</text:p>
          </table:table-cell>
          <table:table-cell table:style-name="Tabla1.C1" office:value-type="string">
            <text:p text:style-name="P4"><text:s/>Peroxisomal biogenesis factor 11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20g00180</text:p>
          </table:table-cell>
          <table:table-cell table:style-name="Tabla1.C1" office:value-type="string">
            <text:p text:style-name="P4"><text:s/>Serine/threonine-protein kinase, active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C1" office:value-type="string">
            <text:p text:style-name="P6">ostta20g0022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ext:soft-page-break/>
        <table:table-row table:style-name="Tabla1.1">
          <table:table-cell table:style-name="Tabla1.A2" office:value-type="string">
            <text:p text:style-name="P6">ostta20g00230</text:p>
          </table:table-cell>
          <table:table-cell table:style-name="Tabla1.B2" office:value-type="string">
            <text:p text:style-name="P4"><text:s/>SAP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20g00370</text:p>
          </table:table-cell>
          <table:table-cell table:style-name="Tabla1.B2" office:value-type="string">
            <text:p text:style-name="P4"><text:s/>Leo1-like prote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20g00380</text:p>
          </table:table-cell>
          <table:table-cell table:style-name="Tabla1.B2" office:value-type="string">
            <text:p text:style-name="P4"><text:s/>Acyl-CoA N-acyltransfer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20g00410</text:p>
          </table:table-cell>
          <table:table-cell table:style-name="Tabla1.B2" office:value-type="string">
            <text:p text:style-name="P4"><text:s/>Legume lectin, beta chain, Mn/Ca-binding sit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20g00440</text:p>
          </table:table-cell>
          <table:table-cell table:style-name="Tabla1.B2" office:value-type="string">
            <text:p text:style-name="P4"><text:s/>Superoxide dismutase Cu/Zn / superoxide dismutase copper chaperon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20g00620</text:p>
          </table:table-cell>
          <table:table-cell table:style-name="Tabla1.B2" office:value-type="string">
            <text:p text:style-name="P4"><text:s/>Bestrophin/UPF0187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20g00630</text:p>
          </table:table-cell>
          <table:table-cell table:style-name="Tabla1.B2" office:value-type="string">
            <text:p text:style-name="P4"><text:s/>ARP2/3 complex, 21kDa subunit p21-Arc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20g0069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20g00700</text:p>
          </table:table-cell>
          <table:table-cell table:style-name="Tabla1.B2" office:value-type="string">
            <text:p text:style-name="P4"><text:s/>Glycosyl hydrolase, five-bladed beta-propellor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20g00770</text:p>
          </table:table-cell>
          <table:table-cell table:style-name="Tabla1.B2" office:value-type="string">
            <text:p text:style-name="P4"><text:s/>Histone deacetylase superfamily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20g0078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20g00800</text:p>
          </table:table-cell>
          <table:table-cell table:style-name="Tabla1.B2" office:value-type="string">
            <text:p text:style-name="P4"><text:s/>CRC domai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20g00820</text:p>
          </table:table-cell>
          <table:table-cell table:style-name="Tabla1.B2" office:value-type="string">
            <text:p text:style-name="P4"><text:s/>Ankyrin repeat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20g00860</text:p>
          </table:table-cell>
          <table:table-cell table:style-name="Tabla1.B2" office:value-type="string">
            <text:p text:style-name="P4"><text:s/>P-loop containing nucleoside triphosphate hydrolase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20g00890</text:p>
          </table:table-cell>
          <table:table-cell table:style-name="Tabla1.B2" office:value-type="string">
            <text:p text:style-name="P4"><text:s/>Molybdenum cofactor biosynthesis, MoeB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6">ostta20g00930</text:p>
          </table:table-cell>
          <table:table-cell table:style-name="Tabla1.B2" office:value-type="string">
            <text:p text:style-name="P4"><text:s/>unnamed product</text:p>
          </table:table-cell>
          <table:table-cell table:style-name="Tabla1.C1" office:value-type="string">
            <text:p text:style-name="P4"/>
          </table:table-cell>
        </table:table-row>
      </table:table>
      <text:p text:style-name="Standard"/>
      <text:p text:style-name="P3"><text:span text:style-name="T8">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4:46:09.435261095</meta:creation-date>
    <dc:date>2023-11-01T14:51:38.836820607</dc:date>
    <meta:editing-duration>PT5M30S</meta:editing-duration>
    <meta:editing-cycles>1</meta:editing-cycles>
    <meta:document-statistic meta:table-count="1" meta:image-count="0" meta:object-count="0" meta:page-count="32" meta:paragraph-count="2134" meta:word-count="4504" meta:character-count="45537" meta:non-whitespace-character-count="42021"/>
    <meta:generator>LibreOffice/7.6.2.1$Linux_X86_64 LibreOffice_project/60$Build-1</meta:generator>
    <meta:user-defined meta:name="Mendeley Citation Style_1">http://www.zotero.org/styles/apa</meta:user-defined>
    <meta:user-defined meta:name="Mendeley Document_1">True</meta:user-defined>
    <meta:user-defined meta:name="Mendeley Unique User Id_1">9c773672-ea77-3d3f-8225-53d0751e79a0</meta:user-defined>
  </office:meta>
</office:document-meta>
</file>